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" svg:font-family="Courier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style:vertical-align="top" fo:wrap-option="wrap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0" style:family="table-cell" style:parent-style-name="Default" style:data-style-name="N0"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top" fo:wrap-option="wrap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/>
      <style:text-properties fo:font-size="7pt" style:font-size-asian="7pt" style:font-size-complex="7pt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fo:color="#3C3C3C" fo:font-size="7pt" style:font-size-asian="7pt" style:font-size-complex="7pt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top" fo:wrap-option="wrap"/>
      <style:text-properties style:font-name="Tahoma" style:font-name-asian="Tahoma" style:font-name-complex="Tahoma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5" style:family="table-cell" style:parent-style-name="Default" style:data-style-name="N0"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/>
      <style:text-properties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 style:vertical-align="top"/>
      <style:text-properties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Default" style:data-style-name="N0">
      <style:table-cell-properties style:vertical-align="automatic" fo:wrap-option="wrap"/>
    </style:style>
    <style:style style:name="ce40" style:family="table-cell" style:parent-style-name="Default" style:data-style-name="N0">
      <style:table-cell-properties fo:border="thin solid #000000" style:vertical-align="automatic" fo:wrap-option="wrap"/>
      <style:text-properties fo:font-size="7pt" style:font-size-asian="7pt" style:font-size-complex="7pt"/>
    </style:style>
    <style:style style:name="ce41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3C3C3C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3C3C3C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ourier" style:font-name-asian="Courier" style:font-name-complex="Courier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0000" style:text-line-through-style="none" style:font-name="Courier" style:font-name-asian="Courier" style:font-name-complex="Courier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10.55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8.09625cm"/>
    </style:style>
    <style:style style:name="co9" style:family="table-column">
      <style:table-column-properties fo:break-before="auto" style:column-width="5.8208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5.3975cm"/>
    </style:style>
    <style:style style:name="co12" style:family="table-column">
      <style:table-column-properties fo:break-before="auto" style:column-width="0.978958333333333cm"/>
    </style:style>
    <style:style style:name="co13" style:family="table-column">
      <style:table-column-properties fo:break-before="auto" style:column-width="3.730625cm"/>
    </style:style>
    <style:style style:name="co14" style:family="table-column">
      <style:table-column-properties fo:break-before="auto" style:column-width="8.22854166666667cm"/>
    </style:style>
    <style:style style:name="co15" style:family="table-column">
      <style:table-column-properties fo:break-before="auto" style:column-width="5.900208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5.23875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3.36020833333333cm"/>
    </style:style>
    <style:style style:name="co20" style:family="table-column">
      <style:table-column-properties fo:break-before="auto" style:column-width="3.86291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3.62479166666667cm"/>
    </style:style>
    <style:style style:name="co23" style:family="table-column">
      <style:table-column-properties fo:break-before="auto" style:column-width="2.91041666666667cm"/>
    </style:style>
    <style:style style:name="co24" style:family="table-column">
      <style:table-column-properties fo:break-before="auto" style:column-width="7.83166666666667cm"/>
    </style:style>
    <style:style style:name="co25" style:family="table-column">
      <style:table-column-properties fo:break-before="auto" style:column-width="2.83104166666667cm"/>
    </style:style>
    <style:style style:name="co26" style:family="table-column">
      <style:table-column-properties fo:break-before="auto" style:column-width="0.926041666666667cm"/>
    </style:style>
    <style:style style:name="co27" style:family="table-column">
      <style:table-column-properties fo:break-before="auto" style:column-width="4.81541666666667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2.2225cm"/>
    </style:style>
    <style:style style:name="co30" style:family="table-column">
      <style:table-column-properties fo:break-before="auto" style:column-width="8.91645833333333cm"/>
    </style:style>
    <style:style style:name="co31" style:family="table-column">
      <style:table-column-properties fo:break-before="auto" style:column-width="8.54604166666667cm"/>
    </style:style>
    <style:style style:name="co32" style:family="table-column">
      <style:table-column-properties fo:break-before="auto" style:column-width="4.074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6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71pt" style:use-optimal-row-height="true" fo:break-before="auto"/>
    </style:style>
    <style:style style:name="ro7" style:family="table-row">
      <style:table-row-properties style:row-height="108pt" style:use-optimal-row-height="true" fo:break-before="auto"/>
    </style:style>
    <style:style style:name="ro8" style:family="table-row">
      <style:table-row-properties style:row-height="10.5pt" style:use-optimal-row-height="true" fo:break-before="auto"/>
    </style:style>
    <style:style style:name="ro9" style:family="table-row">
      <style:table-row-properties style:row-height="99.75pt" style:use-optimal-row-height="true" fo:break-before="auto"/>
    </style:style>
    <style:style style:name="ro10" style:family="table-row">
      <style:table-row-properties style:row-height="252pt" style:use-optimal-row-height="true" fo:break-before="auto"/>
    </style:style>
    <style:style style:name="ro11" style:family="table-row">
      <style:table-row-properties style:row-height="23.25pt" style:use-optimal-row-height="true" fo:break-before="auto"/>
    </style:style>
    <style:style style:name="ro12" style:family="table-row">
      <style:table-row-properties style:row-height="64.5pt" style:use-optimal-row-height="true" fo:break-before="auto"/>
    </style:style>
    <style:style style:name="ro13" style:family="table-row">
      <style:table-row-properties style:row-height="84pt" style:use-optimal-row-height="true" fo:break-before="auto"/>
    </style:style>
    <style:style style:name="ro14" style:family="table-row">
      <style:table-row-properties style:row-height="117pt" style:use-optimal-row-height="true" fo:break-before="auto"/>
    </style:style>
    <style:style style:name="ro15" style:family="table-row">
      <style:table-row-properties style:row-height="64.5pt" style:use-optimal-row-height="false" fo:break-before="auto"/>
    </style:style>
    <style:style style:name="ro16" style:family="table-row">
      <style:table-row-properties style:row-height="81pt" style:use-optimal-row-height="true" fo:break-before="auto"/>
    </style:style>
    <style:style style:name="ro17" style:family="table-row">
      <style:table-row-properties style:row-height="18pt" style:use-optimal-row-height="true" fo:break-before="auto"/>
    </style:style>
    <style:style style:name="ro18" style:family="table-row">
      <style:table-row-properties style:row-height="55.5pt" style:use-optimal-row-height="true" fo:break-before="auto"/>
    </style:style>
    <style:style style:name="ro19" style:family="table-row">
      <style:table-row-properties style:row-height="27pt" style:use-optimal-row-height="true" fo:break-before="auto"/>
    </style:style>
    <style:style style:name="ro20" style:family="table-row">
      <style:table-row-properties style:row-height="37.5pt" style:use-optimal-row-height="true" fo:break-before="auto"/>
    </style:style>
    <style:style style:name="ro21" style:family="table-row">
      <style:table-row-properties style:row-height="68.45pt" style:use-optimal-row-height="false" fo:break-before="auto"/>
    </style:style>
    <style:style style:name="ro22" style:family="table-row">
      <style:table-row-properties style:row-height="148.5pt" style:use-optimal-row-height="true" fo:break-before="auto"/>
    </style:style>
    <style:style style:name="ro23" style:family="table-row">
      <style:table-row-properties style:row-height="50.25pt" style:use-optimal-row-height="true" fo:break-before="auto"/>
    </style:style>
    <style:style style:name="ro24" style:family="table-row">
      <style:table-row-properties style:row-height="46.5pt" style:use-optimal-row-height="true" fo:break-before="auto"/>
    </style:style>
    <style:style style:name="ro25" style:family="table-row">
      <style:table-row-properties style:row-height="36pt" style:use-optimal-row-height="true" fo:break-before="auto"/>
    </style:style>
    <style:style style:name="ro26" style:family="table-row">
      <style:table-row-properties style:row-height="99pt" style:use-optimal-row-height="true" fo:break-before="auto"/>
    </style:style>
    <style:style style:name="ro27" style:family="table-row">
      <style:table-row-properties style:row-height="152.25pt" style:use-optimal-row-height="true" fo:break-before="auto"/>
    </style:style>
    <style:style style:name="ro28" style:family="table-row">
      <style:table-row-properties style:row-height="120.2pt" style:use-optimal-row-height="false" fo:break-before="auto"/>
    </style:style>
    <style:style style:name="ro29" style:family="table-row">
      <style:table-row-properties style:row-height="63pt" style:use-optimal-row-height="true" fo:break-before="auto"/>
    </style:style>
    <style:style style:name="ro30" style:family="table-row">
      <style:table-row-properties style:row-height="32.25pt" style:use-optimal-row-height="true" fo:break-before="auto"/>
    </style:style>
    <style:style style:name="ro31" style:family="table-row">
      <style:table-row-properties style:row-height="94.5pt" style:use-optimal-row-height="true" fo:break-before="auto"/>
    </style:style>
    <style:style style:name="ro32" style:family="table-row">
      <style:table-row-properties style:row-height="123pt" style:use-optimal-row-height="true" fo:break-before="auto"/>
    </style:style>
    <style:style style:name="ro33" style:family="table-row">
      <style:table-row-properties style:row-height="108.75pt" style:use-optimal-row-height="true" fo:break-before="auto"/>
    </style:style>
    <style:style style:name="ro34" style:family="table-row">
      <style:table-row-properties style:row-height="214.5pt" style:use-optimal-row-height="true" fo:break-before="auto"/>
    </style:style>
    <style:style style:name="ro35" style:family="table-row">
      <style:table-row-properties style:row-height="51pt" style:use-optimal-row-height="true" fo:break-before="auto"/>
    </style:style>
    <style:style style:name="ro36" style:family="table-row">
      <style:table-row-properties style:row-height="44.25pt" style:use-optimal-row-height="true" fo:break-before="auto"/>
    </style:style>
    <style:style style:name="ro37" style:family="table-row">
      <style:table-row-properties style:row-height="315pt" style:use-optimal-row-height="true" fo:break-before="auto"/>
    </style:style>
    <style:style style:name="ro38" style:family="table-row">
      <style:table-row-properties style:row-height="409.5pt" style:use-optimal-row-height="true" fo:break-before="auto"/>
    </style:style>
    <style:style style:name="ro39" style:family="table-row">
      <style:table-row-properties style:row-height="250.5pt" style:use-optimal-row-height="true" fo:break-before="auto"/>
    </style:style>
    <style:style style:name="ro40" style:family="table-row">
      <style:table-row-properties style:row-height="114pt" style:use-optimal-row-height="true" fo:break-before="auto"/>
    </style:style>
    <style:style style:name="ro41" style:family="table-row">
      <style:table-row-properties style:row-height="63.75pt" style:use-optimal-row-height="true" fo:break-before="auto"/>
    </style:style>
    <style:style style:name="ro42" style:family="table-row">
      <style:table-row-properties style:row-height="75.75pt" style:use-optimal-row-height="true" fo:break-before="auto"/>
    </style:style>
    <style:style style:name="ro43" style:family="table-row">
      <style:table-row-properties style:row-height="83.25pt" style:use-optimal-row-height="true" fo:break-before="auto"/>
    </style:style>
    <style:style style:name="ro44" style:family="table-row">
      <style:table-row-properties style:row-height="85.5pt" style:use-optimal-row-height="true" fo:break-before="auto"/>
    </style:style>
    <style:style style:name="ro45" style:family="table-row">
      <style:table-row-properties style:row-height="51.75pt" style:use-optimal-row-height="true" fo:break-before="auto"/>
    </style:style>
    <style:style style:name="ro46" style:family="table-row">
      <style:table-row-properties style:row-height="41.25pt" style:use-optimal-row-height="true" fo:break-before="auto"/>
    </style:style>
    <style:style style:name="ro47" style:family="table-row">
      <style:table-row-properties style:row-height="120pt" style:use-optimal-row-height="true" fo:break-before="auto"/>
    </style:style>
    <style:style style:name="ro48" style:family="table-row">
      <style:table-row-properties style:row-height="42.75pt" style:use-optimal-row-height="true" fo:break-before="auto"/>
    </style:style>
    <style:style style:name="ro49" style:family="table-row">
      <style:table-row-properties style:row-height="73.5pt" style:use-optimal-row-height="true" fo:break-before="auto"/>
    </style:style>
    <style:style style:name="ro50" style:family="table-row">
      <style:table-row-properties style:row-height="10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3" style:family="table-cell">
      <style:map style:condition="of:cell-content()=&quot;ERRORS&quot;" style:apply-style-name="cf2"/>
      <style:map style:condition="of:cell-content()=&quot;Complete&quot;" style:apply-style-name="cf1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cell-content()&gt;0" style:apply-style-name="cf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FAILED&quot;;&quot;SUCCEDED&quot;;&quot;N/A&quot;)">
          <table:help-message/>
          <table:error-message table:display="true"/>
        </table:content-validation>
      </table:content-validations>
      <table:table table:name="Yakindu_SCT_Test_Report_Setup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ate of Test:</text:p>
          </table:table-cell>
          <table:table-cell office:value-type="date" office:date-value="2016-05-19T00:00:00" table:formula="of:=TODAY()" table:style-name="ce3">
            <text:p>2016-05-19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ID:</text:p>
          </table:table-cell>
          <table:table-cell office:value-type="string" table:style-name="ce1">
            <text:p>test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us:</text:p>
          </table:table-cell>
          <table:table-cell office:value-type="string" office:string-value="Incomplete: 95 of 95 open" table:formula="of:=IF([.B5]=0;IF([.B5]&gt;0; &quot;Complete&quot;; &quot;Incomplete: &quot; &amp; [.B6] &amp; &quot; of &quot; &amp; [.B7] &amp; &quot; open&quot;);&quot;ERRORS&quot;)" table:style-name="ce43">
            <text:p>Incomplete: 95 of 95 op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rrors:</text:p>
          </table:table-cell>
          <table:table-cell office:value-type="float" office:value="0" table:style-name="ce44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 Tests:</text:p>
          </table:table-cell>
          <table:table-cell office:value-type="float" office:value="95" table:style-name="ce4">
            <text:p>9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st counter:</text:p>
          </table:table-cell>
          <table:table-cell office:value-type="float" office:value="95" table:style-name="ce4">
            <text:p>95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ame:</text:p>
          </table:table-cell>
          <table:table-cell office:value-type="string" table:style-name="ce6">
            <text:p>Musterman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name:</text:p>
          </table:table-cell>
          <table:table-cell office:value-type="string" table:style-name="ce6">
            <text:p>Ma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-Mail:</text:p>
          </table:table-cell>
          <table:table-cell office:value-type="string" table:style-name="ce6">
            <text:p>max.mustermann@itemis.de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Operating system:</text:p>
          </table:table-cell>
          <table:table-cell office:value-type="string" table:style-name="ce6">
            <text:p>Win7 x6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KINDU version:</text:p>
          </table:table-cell>
          <table:table-cell office:value-type="string" table:style-name="ce6">
            <text:p>SCT 2.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lipse version:</text:p>
          </table:table-cell>
          <table:table-cell office:value-type="string" table:style-name="ce6">
            <text:p>Mars (4.5.2)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Description:</text:p>
          </table:table-cell>
          <table:table-cell office:value-type="string" table:style-name="ce7">
            <text:p>describe for what purpose the test is executed: e.g. release test ….</text:p>
          </table:table-cell>
          <table:table-cell table:number-columns-repeated="16382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office:value-type="string" table:style-name="ce5">
            <text:p>Status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1 – Installation</text:p>
          </table:table-cell>
          <table:table-cell office:value-type="string" table:style-name="ce43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2 - Editor</text:p>
          </table:table-cell>
          <table:table-cell office:value-type="string" table:style-name="ce43">
            <text:p>Incomplete: 22 of 22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3 - Simulation</text:p>
          </table:table-cell>
          <table:table-cell office:value-type="string" table:style-name="ce43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4 - Help Integration</text:p>
          </table:table-cell>
          <table:table-cell office:value-type="string" table:style-name="ce43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5 - Validation</text:p>
          </table:table-cell>
          <table:table-cell office:value-type="string" table:style-name="ce43">
            <text:p>Incomplete: 10 of 10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6 - Expression Language Proposals</text:p>
          </table:table-cell>
          <table:table-cell office:value-type="string" table:style-name="ce43">
            <text:p>Incomplete: 5 of 5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7 - Custom Generators</text:p>
          </table:table-cell>
          <table:table-cell office:value-type="string" table:style-name="ce43">
            <text:p>Incomplete: 2 of 2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8 - Genmodel</text:p>
          </table:table-cell>
          <table:table-cell office:value-type="string" table:style-name="ce43">
            <text:p>Incomplete: 20 of 20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9 - Templateproposals</text:p>
          </table:table-cell>
          <table:table-cell office:value-type="string" table:style-name="ce43">
            <text:p>Incomplete: 10 of 10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0 - ExampleFiles</text:p>
          </table:table-cell>
          <table:table-cell office:value-type="string" table:style-name="ce43">
            <text:p>Incomplete: 1 of 1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1 - Operations</text:p>
          </table:table-cell>
          <table:table-cell office:value-type="string" table:style-name="ce43">
            <text:p>Incomplete: 6 of 6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2 - Refactoring</text:p>
          </table:table-cell>
          <table:table-cell office:value-type="string" table:style-name="ce43">
            <text:p>Incomplete: 7 of 7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3 - State Templates</text:p>
          </table:table-cell>
          <table:table-cell office:value-type="string" table:style-name="ce43">
            <text:p>Incomplete: 3 of 3 open</text:p>
          </table:table-cell>
          <table:table-cell table:number-columns-repeated="16382"/>
        </table:table-row>
        <table:table-row table:number-rows-repeated="3" table:style-name="ro3">
          <table:table-cell/>
          <table:table-cell table:style-name="ce43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</table:table>
      <table:table table:name="Yakindu_SCT_Testcase_01_-_Insta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style-name="ce1"/>
          <table:table-cell table:style-name="ce6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2" table:style-name="ce1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2" table:style-name="ce1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5">
          <table:table-cell office:value-type="string" table:style-name="ce16">
            <text:p>T1.1</text:p>
          </table:table-cell>
          <table:table-cell office:value-type="string" table:style-name="ce16">
            <text:p>Add YAKINDU plugins</text:p>
          </table:table-cell>
          <table:table-cell office:value-type="string" table:style-name="ce17">
            <text:p>Eclipse Modeling Tools distribution</text:p>
            <text:p>(http://www.eclipse.org) is installed and being executed.</text:p>
          </table:table-cell>
          <table:table-cell office:value-type="string" table:style-name="ce18">
            <text:p>Select "Help → Install New Software…"</text:p>
            <text:p>In the "Install" window, select "Add…"</text:p>
            <text:p>Enter update URL http://updates.yakindu.org/sct/mars/milestones/ into the "Location" field</text:p>
            <text:p>Click on "OK"</text:p>
          </table:table-cell>
          <table:table-cell office:value-type="string" table:style-name="ce18">
            <text:p>The content of the YAKINDU update site should be displayed with two entries:</text:p>
            <text:p>- Xtext Integration Utilities</text:p>
            <text:p>- YAKINDU SCT 2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1.2</text:p>
          </table:table-cell>
          <table:table-cell office:value-type="string" table:style-name="ce16">
            <text:p>Install YAKINDU</text:p>
          </table:table-cell>
          <table:table-cell office:value-type="string" table:style-name="ce16">
            <text:p>T1.1</text:p>
          </table:table-cell>
          <table:table-cell office:value-type="string" table:style-name="ce18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office:value-type="string" table:style-name="ce18">
            <text:p>An information box asking you to restart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6">
          <table:table-cell office:value-type="string" table:style-name="ce16">
            <text:p>T1.3</text:p>
          </table:table-cell>
          <table:table-cell office:value-type="string" table:style-name="ce16">
            <text:p>Complete the installation</text:p>
          </table:table-cell>
          <table:table-cell office:value-type="string" table:style-name="ce16">
            <text:p>T1.2</text:p>
          </table:table-cell>
          <table:table-cell office:value-type="string" table:style-name="ce18">
            <text:p>Accept to restart Eclipse</text:p>
            <text:p><text:span text:style-name="T4">Select<text:s/></text:span><text:span text:style-name="T5">Help-&gt;About Eclipse</text:span><text:span text:style-name="T5"/></text:p>
            <text:p><text:span text:style-name="T4">Click on<text:s/></text:span><text:span text:style-name="T5">Installation Details</text:span><text:span text:style-name="T4"><text:s/>button</text:span><text:span text:style-name="T4"/></text:p>
            <text:p><text:span text:style-name="T4">Select the<text:s/></text:span><text:span text:style-name="T5">Plug-ins</text:span><text:span text:style-name="T4"><text:s/>tab</text:span></text:p>
          </table:table-cell>
          <table:table-cell office:value-type="string" table:style-name="ce18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7">
          <table:table-cell office:value-type="string" table:style-name="ce16">
            <text:p>T1.4</text:p>
          </table:table-cell>
          <table:table-cell office:value-type="string" table:style-name="ce16">
            <text:p>Update the installation</text:p>
          </table:table-cell>
          <table:table-cell office:value-type="string" table:style-name="ce42">
            <text:p>T1.3 with previous version</text:p>
            <text:p><text:span text:style-name="T3">(at least bugfix version have changed)</text:span></text:p>
            <text:p><text:span text:style-name="T3"/></text:p>
            <text:p><text:span text:style-name="T3">AND</text:span></text:p>
            <text:p><text:span text:style-name="T3"/></text:p>
            <text:p>updatesite of new version<text:s/><text:span text:style-name="T3">is available</text:span></text:p>
            <text:p><text:span text:style-name="T3">(local or remote as a result of the repository build)</text:span></text:p>
          </table:table-cell>
          <table:table-cell office:value-type="string" table:style-name="ce18">
            <text:p>Select "<text:span text:style-name="T12">Help → Install New Software…</text:span>"</text:p>
            <text:p>In the "<text:span text:style-name="T12">Install" window, select "Add…</text:span>"</text:p>
            <text:p>Enter<text:span text:style-name="T12"><text:s/>update site URL of new version</text:span><text:s/>(local or remote)<text:s/><text:span text:style-name="T12">into</text:span><text:s/>the<text:s/><text:span text:style-name="T12">"Location"</text:span><text:s/>field</text:p>
            <text:p>wait on actualization</text:p>
            <text:p>expand<text:s/><text:span text:style-name="T12">updatesite categories</text:span></text:p>
            <text:p>select<text:s/><text:span text:style-name="T12">features with update symbol</text:span></text:p>
            <text:p>click<text:s/><text:span text:style-name="T12">Next</text:span></text:p>
            <text:p>check if<text:s/><text:span text:style-name="T12">all features can be installed</text:span></text:p>
            <text:p>Click on<text:s/><text:span text:style-name="T12">"OK"</text:span></text:p>
          </table:table-cell>
          <table:table-cell office:value-type="string" table:style-name="ce18">
            <text:p>Eclipse restarted and <text:s/>YAKINDU Features &amp; Plug-ins (via Help&gt;About) got the new version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17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Yakindu_SCT_Testcase_02_-_Edito" table:style-name="ta1">
        <table:table-column table:style-name="co12" table:default-cell-style-name="ce1"/>
        <table:table-column table:style-name="co13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3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5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9">
          <table:table-cell office:value-type="string" table:style-name="ce16">
            <text:p>T2.1</text:p>
          </table:table-cell>
          <table:table-cell office:value-type="string" table:style-name="ce16">
            <text:p>Create a Java project</text:p>
          </table:table-cell>
          <table:table-cell office:value-type="string" table:style-name="ce16">
            <text:p>T1.3</text:p>
            <text:p>or</text:p>
            <text:p>YAKINDU SCT product installed and running</text:p>
          </table:table-cell>
          <table:table-cell office:value-type="string" table:style-name="ce18">
            <text:p><text:span text:style-name="T1">Select<text:s/></text:span><text:span text:style-name="T2">File→New→Project…→Java→Java Project</text:span><text:span text:style-name="T2"/></text:p>
            <text:p><text:span text:style-name="T1">Click<text:s/></text:span><text:span text:style-name="T2">Next</text:span><text:span text:style-name="T2"/></text:p>
            <text:p><text:span text:style-name="T1">Enter<text:s/></text:span><text:span text:style-name="T2">TestProject</text:span><text:span text:style-name="T1"><text:s/>into field<text:s/></text:span><text:span text:style-name="T6">Project name</text:span><text:span text:style-name="T1">.</text:span><text:span text:style-name="T1"/></text:p>
            <text:p><text:span text:style-name="T1">Click<text:s/></text:span><text:span text:style-name="T2">Finish</text:span><text:span text:style-name="T1">.</text:span><text:span text:style-name="T1"/></text:p>
            <text:p><text:span text:style-name="T1">In the<text:s/></text:span><text:span text:style-name="T6">Confirm Perspective Switch</text:span><text:span text:style-name="T1"><text:s/>dialog, click<text:s/></text:span><text:span text:style-name="T2">Yes</text:span><text:span text:style-name="T1">.</text:span></text:p>
          </table:table-cell>
          <table:table-cell office:value-type="string" table:style-name="ce18">
            <text:p>An new project TestProject is created in the workspace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9">
          <table:table-cell office:value-type="string" table:style-name="ce16">
            <text:p>T2.2</text:p>
          </table:table-cell>
          <table:table-cell office:value-type="string" table:style-name="ce16">
            <text:p>Create a statechart</text:p>
          </table:table-cell>
          <table:table-cell office:value-type="string" table:style-name="ce16">
            <text:p>T2.1</text:p>
          </table:table-cell>
          <table:table-cell office:value-type="string" table:style-name="ce18">
            <text:p>Press<text:s/><text:span text:style-name="T2">Ctrl-N</text:span><text:s/>to open the New wizard</text:p>
            <text:p>Expand the YAKINDU SCT tree entry and select<text:s/><text:span text:style-name="T2">Statechart Model</text:span><text:span text:style-name="T2"/></text:p>
            <text:p>Click<text:s/><text:span text:style-name="T2">Next</text:span><text:span text:style-name="T2"/></text:p>
            <text:p>In the<text:s/><text:span text:style-name="T6">Select Statechart Domain</text:span><text:s/>dialog, click<text:s/><text:span text:style-name="T2">Next</text:span>.</text:p>
            <text:p>Enter<text:s/><text:span text:style-name="T2">Staircase.sct</text:span><text:s/>into the<text:s/><text:span text:style-name="T6">File name</text:span><text:s/>field.</text:p>
            <text:p>Click<text:s/><text:span text:style-name="T2">Finish</text:span>.</text:p>
          </table:table-cell>
          <table:table-cell office:value-type="string" table:style-name="ce18">
            <text:p><text:span text:style-name="T6">Confirm Perspective Switch</text:span><text:s/>dialog ope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0">
          <table:table-cell office:value-type="string" table:style-name="ce16">
            <text:p>T2.3</text:p>
          </table:table-cell>
          <table:table-cell office:value-type="string" table:style-name="ce16">
            <text:p>Complete statechart creating</text:p>
          </table:table-cell>
          <table:table-cell office:value-type="string" table:style-name="ce16">
            <text:p>T2.2</text:p>
          </table:table-cell>
          <table:table-cell office:value-type="string" table:style-name="ce31">
            <text:p>In the<text:s/><text:span text:style-name="T6">Confirm Perspective Switch</text:span><text:s/>dialog, click<text:s/><text:span text:style-name="T2">Yes</text:span>.</text:p>
          </table:table-cell>
          <table:table-cell office:value-type="string" table:style-name="ce18">
            <text:p>A file named<text:s/><text:span text:style-name="T6">Staircase.sct</text:span><text:s/>is created and is shown in project explorer.</text:p>
            <text:p/>
            <text:p>The statechart editor displays the definition section (left), the statechart model (center), and the<text:s/><text:span text:style-name="T6">Palette</text:span><text:s/>(right).</text:p>
            <text:p/>
            <text:p><text:span text:style-name="T1">The statechart contains a region named "main region". That region contains an entry state and a transition leading to state "StateA".</text:span><text:span text:style-name="T1"/></text:p>
            <text:p/>
            <text:p><text:span text:style-name="T1">There are no warning or error markers.</text:span><text:span text:style-name="T1"/></text:p>
            <text:p/>
            <text:p><text:span text:style-name="T1">The<text:s/></text:span><text:span text:style-name="T6">Problems</text:span><text:span text:style-name="T1"><text:s/>view contains no entries.</text:span><text:span text:style-name="T1"/></text:p>
            <text:p/>
            <text:p>The<text:s/><text:span text:style-name="T6">Palette</text:span><text:s/>contains various tools, like "Transition", "State" etc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1">
          <table:table-cell office:value-type="string" table:style-name="ce16">
            <text:p>T2.4</text:p>
          </table:table-cell>
          <table:table-cell office:value-type="string" table:style-name="ce16">
            <text:p>Open Properties View</text:p>
          </table:table-cell>
          <table:table-cell office:value-type="string" table:style-name="ce16">
            <text:p>T2.3</text:p>
          </table:table-cell>
          <table:table-cell office:value-type="string" table:style-name="ce18">
            <text:p>Do a right click on the state to open the context menu</text:p>
            <text:p>Select<text:s/><text:span text:style-name="T2">Show Properties View</text:span></text:p>
          </table:table-cell>
          <table:table-cell office:value-type="string" table:style-name="ce18">
            <text:p>The properties view is opened displaying the selected state's propertie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1">
          <table:table-cell office:value-type="string" table:style-name="ce16">
            <text:p>T2.5</text:p>
          </table:table-cell>
          <table:table-cell office:value-type="string" table:style-name="ce16">
            <text:p>Change state name</text:p>
          </table:table-cell>
          <table:table-cell office:value-type="string" table:style-name="ce16">
            <text:p>T2.4</text:p>
          </table:table-cell>
          <table:table-cell office:value-type="string" table:style-name="ce18">
            <text:p>Enter<text:s/><text:span text:style-name="T6">LightOff</text:span><text:s/>as new “State name:” in properties view</text:p>
            <text:p>Press tab to change focus</text:p>
          </table:table-cell>
          <table:table-cell office:value-type="string" table:style-name="ce18">
            <text:p>The state's name changes to<text:span text:style-name="T6"><text:s/>LightOff</text:span>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16">
            <text:p>T2.6</text:p>
          </table:table-cell>
          <table:table-cell office:value-type="string" table:style-name="ce16">
            <text:p>Create a new state</text:p>
          </table:table-cell>
          <table:table-cell office:value-type="string" table:style-name="ce16">
            <text:p>T2.5</text:p>
          </table:table-cell>
          <table:table-cell office:value-type="string" table:style-name="ce18">
            <text:p>Click on the state icon in the tools palette</text:p>
            <text:p>Click inside the region to insert a new state</text:p>
            <text:p>Change the state's name to<text:s/><text:span text:style-name="T6">LightOn</text:span></text:p>
          </table:table-cell>
          <table:table-cell office:value-type="string" table:style-name="ce18">
            <text:p>A state named<text:s/><text:span text:style-name="T6">LightOn</text:span><text:s/>is created in the region.</text:p>
            <text:p>The new state has an error marker, and there's an error entry in the<text:s/><text:span text:style-name="T6">Problems</text:span><text:s/>view.</text:p>
            <text:p>The error message reads "Node is not reachable due to missing incoming transition"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3">
          <table:table-cell office:value-type="string" table:style-name="ce16">
            <text:p>T2.7</text:p>
          </table:table-cell>
          <table:table-cell office:value-type="string" table:style-name="ce16">
            <text:p>Create a variable and an event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Enter the following code into the Statechart Specification Element, overriding any existing contents:</text:p>
            <text:p/>
            <text:p><text:span text:style-name="T7">internal:</text:span><text:span text:style-name="T7"/></text:p>
            <text:p><text:span text:style-name="T7">var light : boolean</text:span><text:span text:style-name="T7"/></text:p>
            <text:p/>
            <text:p><text:span text:style-name="T7">interface:</text:span><text:span text:style-name="T7"/></text:p>
            <text:p><text:span text:style-name="T7">in event keypress</text:span></text:p>
          </table:table-cell>
          <table:table-cell office:value-type="string" table:style-name="ce18">
            <text:p>There are no specification error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4">
          <table:table-cell office:value-type="string" table:style-name="ce16">
            <text:p>T2.8</text:p>
          </table:table-cell>
          <table:table-cell office:value-type="string" table:style-name="ce16">
            <text:p>Add actions to states</text:p>
          </table:table-cell>
          <table:table-cell office:value-type="string" table:style-name="ce16">
            <text:p>T2.7</text:p>
          </table:table-cell>
          <table:table-cell office:value-type="string" table:style-name="ce18">
            <text:p>Enter the following code into the state specification of the<text:s/><text:span text:style-name="T6">LightOff</text:span><text:s/>state, overriding any existing contents:</text:p>
            <text:p/>
            <text:p><text:span text:style-name="T7">entry / light = false</text:span><text:span text:style-name="T7"/></text:p>
            <text:p/>
            <text:p><text:span text:style-name="T1">Enter the following code into the state specification of the<text:s/></text:span><text:span text:style-name="T6">LightOn</text:span><text:span text:style-name="T1"><text:s/>state, overriding any existing contents:</text:span><text:span text:style-name="T1"/></text:p>
            <text:p/>
            <text:p><text:span text:style-name="T7">entry / light = true</text:span></text:p>
          </table:table-cell>
          <table:table-cell office:value-type="string" table:style-name="ce18">
            <text:p>There are no specification error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5">
          <table:table-cell office:value-type="string" table:style-name="ce16">
            <text:p>T2.9</text:p>
          </table:table-cell>
          <table:table-cell office:value-type="string" table:style-name="ce16">
            <text:p>Create Transitions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Click on the<text:s/><text:span text:style-name="T2">Transition</text:span><text:s/>icon in the palette view</text:p>
            <text:p>Click+hold on the<text:s/><text:span text:style-name="T6">LightOff</text:span><text:s/>state, drag the mouse to the<text:s/><text:span text:style-name="T6">LightOn</text:span><text:s/>state, and release the mouse button.</text:p>
            <text:p>Enter event k<text:span text:style-name="T6">eypress</text:span><text:s/>as trigger.</text:p>
            <text:p>Create a second transition from the<text:s/><text:span text:style-name="T6">LightOn</text:span><text:s/>to the<text:s/><text:span text:style-name="T6">LightOff</text:span><text:s/>state.</text:p>
            <text:p>Enter<text:s/><text:span text:style-name="T6">after 30s</text:span><text:s/>as trigger.</text:p>
          </table:table-cell>
          <table:table-cell office:value-type="string" table:style-name="ce18">
            <text:p>A new transition with trigger<text:s/><text:span text:style-name="T6">keypress</text:span><text:s/>is created.</text:p>
            <text:p>A new transition with trigger<text:s/><text:span text:style-name="T6">after 30s</text:span><text:s/>is created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6">
          <table:table-cell office:value-type="string" table:style-name="ce16">
            <text:p>T2.10</text:p>
          </table:table-cell>
          <table:table-cell office:value-type="string" table:style-name="ce16">
            <text:p>Add additional elements</text:p>
          </table:table-cell>
          <table:table-cell office:value-type="string" table:style-name="ce16">
            <text:p>T2.9</text:p>
          </table:table-cell>
          <table:table-cell office:value-type="string" table:style-name="ce18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office:value-type="string" table:style-name="ce18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7">
          <table:table-cell office:value-type="string" table:style-name="ce16">
            <text:p>T2.10.1</text:p>
          </table:table-cell>
          <table:table-cell office:value-type="string" table:style-name="ce16">
            <text:p>Naming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Change the name of: initial entry, shallow history, deep history and exit nodes.</text:p>
          </table:table-cell>
          <table:table-cell office:value-type="string" table:style-name="ce18">
            <text:p>The names appear beside or below of the respective element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8">
          <table:table-cell office:value-type="string" table:style-name="ce16">
            <text:p>T2.11</text:p>
          </table:table-cell>
          <table:table-cell office:value-type="string" table:style-name="ce16">
            <text:p>Copy &amp; paste state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a state</text:p>
            <text:p>Select<text:s/><text:span text:style-name="T2">Edit-&gt;Copy</text:span><text:s/>(CTRL+C) to copy the state</text:p>
            <text:p>Select the main region</text:p>
            <text:p>Select<text:s/><text:span text:style-name="T2">Edit-&gt;Paste</text:span><text:s/>(CTRL+V) to paste a copy of the state to the main region</text:p>
          </table:table-cell>
          <table:table-cell office:value-type="string" table:style-name="ce18">
            <text:p>A copy of the state with a synthetic name is added to the main region. The copy includes copies of the local actions, regions etc. of the copied state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8">
          <table:table-cell office:value-type="string" table:style-name="ce16">
            <text:p>T2.12</text:p>
          </table:table-cell>
          <table:table-cell office:value-type="string" table:style-name="ce16">
            <text:p>Copy &amp; paste region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main region</text:p>
            <text:p>Select<text:s/><text:span text:style-name="T2">Edit-&gt;Copy</text:span><text:s/>(CTRL+C) to copy the region</text:p>
            <text:p>Select the diagram canvas</text:p>
            <text:p>Select<text:s/><text:span text:style-name="T2">Edit-&gt;Paste</text:span><text:s/>(CTRL+V) to paste a copy of the region to the canvas</text:p>
          </table:table-cell>
          <table:table-cell office:value-type="string" table:style-name="ce18">
            <text:p>A copy of the region with a synthetic name is added to the diagram canvas. The copy includes copies of everything included in the copied region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8">
          <table:table-cell office:value-type="string" table:style-name="ce16">
            <text:p>T2.13</text:p>
          </table:table-cell>
          <table:table-cell office:value-type="string" table:style-name="ce16">
            <text:p>Delete &amp; paste state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a state</text:p>
            <text:p>Select<text:s/><text:span text:style-name="T2">Edit-&gt;Cut</text:span><text:s/>(CTRL+X) to delete the state</text:p>
            <text:p>Select the main region</text:p>
            <text:p>Select<text:s/><text:span text:style-name="T2">Edit-&gt;Paste</text:span><text:s/>(CTRL+V) to paste a copy of the state to the main region</text:p>
          </table:table-cell>
          <table:table-cell office:value-type="string" table:style-name="ce18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8">
          <table:table-cell office:value-type="string" table:style-name="ce16">
            <text:p>T2.14</text:p>
          </table:table-cell>
          <table:table-cell office:value-type="string" table:style-name="ce16">
            <text:p>Delete &amp; paste region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main region</text:p>
            <text:p>Select<text:s/><text:span text:style-name="T2">Edit-&gt;Cut</text:span><text:s/>(CTRL+X) to delete the region</text:p>
            <text:p>Select the diagram canvas</text:p>
            <text:p>Select<text:s/><text:span text:style-name="T2">Edit-&gt;Paste</text:span><text:s/>(CTRL+V) to paste a copy of the region to the canvas</text:p>
          </table:table-cell>
          <table:table-cell office:value-type="string" table:style-name="ce18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office:value-type="string" table:style-name="ce19">
            <text:p>OPEN</text:p>
          </table:table-cell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style-name="ce18"/>
          <table:table-cell table:number-columns-repeated="15360"/>
        </table:table-row>
        <table:table-row table:style-name="ro19">
          <table:table-cell office:value-type="string" table:style-name="ce16">
            <text:p>T2.15</text:p>
          </table:table-cell>
          <table:table-cell office:value-type="string" table:style-name="ce16">
            <text:p>Delete</text:p>
          </table:table-cell>
          <table:table-cell office:value-type="string" table:style-name="ce16">
            <text:p>T2.11</text:p>
          </table:table-cell>
          <table:table-cell office:value-type="string" table:style-name="ce18">
            <text:p>Remove following elements from the diagram:</text:p>
            <text:p>- Copied region</text:p>
            <text:p>- Elements added in T.2.10</text:p>
          </table:table-cell>
          <table:table-cell office:value-type="string" table:style-name="ce18">
            <text:p>All specified elements are removed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1">
          <table:table-cell office:value-type="string" table:style-name="ce16">
            <text:p>T2.16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2</text:p>
          </table:table-cell>
          <table:table-cell office:value-type="string" table:style-name="ce18">
            <text:p>Enable the<text:s/><text:span text:style-name="T6">SC Modeling</text:span><text:s/>perspective.</text:p>
            <text:p>Expand the Staircase.sct file in the project explorer.</text:p>
          </table:table-cell>
          <table:table-cell office:value-type="string" table:style-name="ce18">
            <text:p><text:span text:style-name="T6">Statechart Staircase</text:span><text:s/>is displayed as child with an icon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2"/>
        </table:table-row>
        <table:table-row table:style-name="ro2">
          <table:table-cell office:value-type="string" table:style-name="ce16">
            <text:p>T2.16.1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</text:p>
          </table:table-cell>
          <table:table-cell office:value-type="string" table:style-name="ce18">
            <text:p>Expand the<text:s/><text:span text:style-name="T6">Statechart Staircase</text:span><text:s/>entry in the tree view.</text:p>
            <text:p/>
          </table:table-cell>
          <table:table-cell office:value-type="string" table:style-name="ce18">
            <text:p>The two interface scopes and the region are displayed as children with ico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2"/>
        </table:table-row>
        <table:table-row table:style-name="ro17">
          <table:table-cell office:value-type="string" table:style-name="ce16">
            <text:p>T2.16.2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.1</text:p>
          </table:table-cell>
          <table:table-cell office:value-type="string" table:style-name="ce18">
            <text:p>Expand the interface scope entries in the tree view.</text:p>
          </table:table-cell>
          <table:table-cell office:value-type="string" table:style-name="ce18">
            <text:p>The variables and events of the interfaces are listed as children with ico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2"/>
        </table:table-row>
        <table:table-row table:style-name="ro20">
          <table:table-cell office:value-type="string" table:style-name="ce16">
            <text:p>T2.16.3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.2</text:p>
          </table:table-cell>
          <table:table-cell office:value-type="string" table:style-name="ce18">
            <text:p>Expand the region entry in the tree view.</text:p>
          </table:table-cell>
          <table:table-cell office:value-type="string" table:style-name="ce18">
            <text:p>The initial state and the<text:s/><text:span text:style-name="T6">LightOff</text:span><text:s/>and<text:s/><text:span text:style-name="T6">LightOn</text:span><text:s/>states are displayed as children with ico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7">
          <table:table-cell office:value-type="string" table:style-name="ce16">
            <text:p>T2.16.4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.3</text:p>
          </table:table-cell>
          <table:table-cell office:value-type="string" table:style-name="ce18">
            <text:p>Expand the states entries in the tree view.</text:p>
          </table:table-cell>
          <table:table-cell office:value-type="string" table:style-name="ce18">
            <text:p>The outgoing transitions of the states are displayed with icon and trigger/guard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">
          <table:table-cell office:value-type="string" table:style-name="ce16">
            <text:p>T2.17</text:p>
          </table:table-cell>
          <table:table-cell office:value-type="string" table:style-name="ce16">
            <text:p>View</text:p>
          </table:table-cell>
          <table:table-cell office:value-type="string" table:style-name="ce16">
            <text:p>T2.16</text:p>
          </table:table-cell>
          <table:table-cell office:value-type="string" table:style-name="ce18">
            <text:p>Press<text:s/><text:span text:style-name="T2">[Ctrl++]</text:span><text:s/>to zoom in and<text:s/><text:span text:style-name="T2">[Ctrl++]</text:span><text:s/>to zoom out.</text:p>
          </table:table-cell>
          <table:table-cell office:value-type="string" table:style-name="ce18">
            <text:p>The view should zoom in and out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3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0" table:style-name="ro1">
          <table:table-cell table:number-columns-repeated="16384"/>
        </table:table-row>
      </table:table>
      <table:table table:name="Yakindu_SCT_Testcase_03_-_Simul" table:style-name="ta1">
        <table:table-column table:style-name="co5" table:default-cell-style-name="ce1"/>
        <table:table-column table:style-name="co16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1">
          <table:table-cell office:value-type="string" table:style-name="ce16">
            <text:p>T3.1</text:p>
          </table:table-cell>
          <table:table-cell office:value-type="string" table:style-name="ce16">
            <text:p>Run Configuration</text:p>
          </table:table-cell>
          <table:table-cell office:value-type="string" table:style-name="ce16">
            <text:p>T2.9</text:p>
          </table:table-cell>
          <table:table-cell office:value-type="string" table:style-name="ce18">
            <text:p>Select the TestProject project.</text:p>
            <text:p>Select<text:s/><text:span text:style-name="T2">Run-&gt;Run Configurations...</text:span><text:span text:style-name="T2"/></text:p>
            <text:p>Select<text:s/><text:span text:style-name="T6">Statechart Simulation.</text:span><text:span text:style-name="T6"/></text:p>
            <text:p>Click on the<text:s/><text:span text:style-name="T2">New</text:span><text:s/>button (upper left corner).</text:p>
            <text:p>Enter<text:s/><text:span text:style-name="T6">Staircase</text:span><text:s/>as name.</text:p>
            <text:p>Choose<text:s/><text:span text:style-name="T6">Staircase.sct</text:span><text:s/>as model file (start typing "Sta…" to have matching files shown).</text:p>
            <text:p>Click on<text:s/><text:span text:style-name="T2">Apply</text:span><text:s/>button to save settings.</text:p>
            <text:p>Click on<text:s/><text:span text:style-name="T2">Run</text:span><text:s/>button to start simulation.</text:p>
          </table:table-cell>
          <table:table-cell office:value-type="string" table:style-name="ce18">
            <text:p>The simulation is started.</text:p>
            <text:p/>
            <text:p>The<text:s/><text:span text:style-name="T6">SC Simulation</text:span><text:s/>perspective is activated.</text:p>
            <text:p/>
            <text:p>State<text:s/><text:span text:style-name="T6">LightOff</text:span><text:s/>is highlighted (red).</text:p>
            <text:p/>
            <text:p>The<text:s/><text:span text:style-name="T6">Simulation</text:span><text:s/>view displays the variable<text:s/><text:span text:style-name="T6">light</text:span><text:s/>(value false), the<text:s/><text:span text:style-name="T6">keypress<text:s/></text:span>event, and the time event.</text:p>
          </table:table-cell>
          <table:table-cell office:value-type="string" table:style-name="ce19">
            <text:p>OPEN</text:p>
          </table:table-cell>
          <table:table-cell table:style-name="ce33"/>
          <table:table-cell table:number-columns-repeated="16377" table:style-name="ce20"/>
        </table:table-row>
        <table:table-row table:style-name="ro22">
          <table:table-cell office:value-type="string" table:style-name="ce16">
            <text:p>T3.2</text:p>
          </table:table-cell>
          <table:table-cell office:value-type="string" table:style-name="ce16">
            <text:p>Change the state</text:p>
          </table:table-cell>
          <table:table-cell office:value-type="string" table:style-name="ce16">
            <text:p>T3.1</text:p>
          </table:table-cell>
          <table:table-cell office:value-type="string" table:style-name="ce18">
            <text:p>Click on the event<text:s/><text:span text:style-name="T6">keypress</text:span><text:s/>in the Declarations View</text:p>
          </table:table-cell>
          <table:table-cell office:value-type="string" table:style-name="ce18">
            <text:p>State<text:s/><text:span text:style-name="T6">LightOn</text:span><text:s/>is highlighted (red).</text:p>
            <text:p/>
            <text:p>The transition from<text:s/><text:span text:style-name="T6">LightOff</text:span><text:s/>to<text:s/><text:span text:style-name="T6">LightOn</text:span><text:s/>is colored orange.</text:p>
            <text:p/>
            <text:p>Variable<text:s/><text:span text:style-name="T6">light</text:span><text:s/>is set to true.</text:p>
            <text:p/>
            <text:p>After 30 seconds state<text:span text:style-name="T6"><text:s/>LightOff</text:span><text:s/>and it's incoming transition become highlighted, while<text:s/><text:span text:style-name="T6">LightOn</text:span><text:s/>and its incoming transactions become unhighlighted.</text:p>
            <text:p/>
            <text:p>Variable<text:s/><text:span text:style-name="T6">light</text:span><text:s/>is set to false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3">
          <table:table-cell office:value-type="string" table:style-name="ce16">
            <text:p>T3.3</text:p>
          </table:table-cell>
          <table:table-cell office:value-type="string" table:style-name="ce16">
            <text:p>Stop the simulation</text:p>
          </table:table-cell>
          <table:table-cell office:value-type="string" table:style-name="ce16">
            <text:p>T3.2</text:p>
          </table:table-cell>
          <table:table-cell office:value-type="string" table:style-name="ce31">
            <text:p>Click the<text:s/><text:span text:style-name="T2">Terminate</text:span><text:s/>button in the Debug View to stop the simulation.</text:p>
          </table:table-cell>
          <table:table-cell office:value-type="string" table:style-name="ce18">
            <text:p>Simulation is stopped.</text:p>
            <text:p/>
            <text:p>No state is highlighted.</text:p>
            <text:p/>
            <text:p>The<text:s/><text:span text:style-name="T6">Simulation</text:span><text:s/>view is empty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4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4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2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table table:name="Yakindu_SCT_Testcase_04_-_Help_" table:style-name="ta1">
        <table:table-column table:style-name="co5" table:default-cell-style-name="ce1"/>
        <table:table-column table:style-name="co18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4">
          <table:table-cell office:value-type="string" table:style-name="ce16">
            <text:p>T4.1</text:p>
          </table:table-cell>
          <table:table-cell office:value-type="string" table:style-name="ce16">
            <text:p>Open Help Documentation</text:p>
          </table:table-cell>
          <table:table-cell office:value-type="string" table:style-name="ce16">
            <text:p>T1.2</text:p>
          </table:table-cell>
          <table:table-cell office:value-type="string" table:style-name="ce18">
            <text:p>Click on<text:s/><text:span text:style-name="T2">Help→Help Contents</text:span>.</text:p>
            <text:p>Open<text:s/><text:span text:style-name="T6">YAKINDU Statechart Tools</text:span>.</text:p>
          </table:table-cell>
          <table:table-cell office:value-type="string" table:style-name="ce18">
            <text:p>Top-level entry<text:s/><text:span text:style-name="T6">YAKINDU Statechart Tools</text:span><text:s/>is available.</text:p>
            <text:p/>
            <text:p>Subordinate entries are shown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7">
          <table:table-cell office:value-type="string" table:style-name="ce16">
            <text:p>T4.2</text:p>
          </table:table-cell>
          <table:table-cell office:value-type="string" table:style-name="ce16">
            <text:p>Welcome page</text:p>
          </table:table-cell>
          <table:table-cell office:value-type="string" table:style-name="ce16">
            <text:p>T1.2</text:p>
          </table:table-cell>
          <table:table-cell office:value-type="string" table:style-name="ce18">
            <text:p>Click on<text:s/><text:span text:style-name="T2">Help→Welcome</text:span>.</text:p>
          </table:table-cell>
          <table:table-cell office:value-type="string" table:style-name="ce18">
            <text:p>The YAKINDU Statechart Tools welcome page is shown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7">
          <table:table-cell office:value-type="string" table:style-name="ce16">
            <text:p>T4.3</text:p>
          </table:table-cell>
          <table:table-cell office:value-type="string" table:style-name="ce16">
            <text:p>Links on welcome page</text:p>
          </table:table-cell>
          <table:table-cell office:value-type="string" table:style-name="ce16">
            <text:p>T4.2</text:p>
          </table:table-cell>
          <table:table-cell office:value-type="string" table:style-name="ce18">
            <text:p>Click on each link on the welcome page.</text:p>
          </table:table-cell>
          <table:table-cell office:value-type="string" table:style-name="ce18">
            <text:p>Check whether each link a) works and b) points to what the link text implie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6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2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Yakindu_SCT_Testcase_05_-_Valid" table:style-name="ta1">
        <table:table-column table:style-name="co5" table:default-cell-style-name="ce1"/>
        <table:table-column table:style-name="co19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5">
          <table:table-cell office:value-type="string" table:style-name="ce16">
            <text:p>T5.2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ExpressionError01.sct exists in the "manual tests" directory.</text:p>
          </table:table-cell>
          <table:table-cell office:value-type="string" table:style-name="ce16">
            <text:p>Open statechart ExpressionError01.sct</text:p>
          </table:table-cell>
          <table:table-cell office:value-type="string" table:style-name="ce18">
            <text:p>There is four error markers with the following error message:</text:p>
            <text:p/>
            <text:p>"entry, exit, events are allowed as local reactions only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5.3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ExpressionError03.sct exists in the "manual tests" directory.</text:p>
          </table:table-cell>
          <table:table-cell office:value-type="string" table:style-name="ce16">
            <text:p>Open statechart ExpressionError03.sct</text:p>
          </table:table-cell>
          <table:table-cell office:value-type="string" table:style-name="ce18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5.4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ExpressionError04.sct exists in the "manual tests" directory.</text:p>
          </table:table-cell>
          <table:table-cell office:value-type="string" table:style-name="ce16">
            <text:p>Open statechart ExpressionError04.sct</text:p>
          </table:table-cell>
          <table:table-cell office:value-type="string" table:style-name="ce18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5">
          <table:table-cell office:value-type="string" table:style-name="ce16">
            <text:p>T5.5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ExpressionError05.sct exists in the "manual tests" directory.</text:p>
          </table:table-cell>
          <table:table-cell office:value-type="string" table:style-name="ce16">
            <text:p>Open statechart ExpressionError05.sct</text:p>
          </table:table-cell>
          <table:table-cell office:value-type="string" table:style-name="ce18">
            <text:p>There is one error marker at the specification section with the following error message:</text:p>
            <text:p/>
            <text:p>"Only one default/unnamed interface is allowed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5">
          <table:table-cell office:value-type="string" table:style-name="ce16">
            <text:p>T5.6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StatechartError01.sct exists in the "manual tests" directory.</text:p>
          </table:table-cell>
          <table:table-cell office:value-type="string" table:style-name="ce16">
            <text:p>Open statechart StatechartError01.sct</text:p>
          </table:table-cell>
          <table:table-cell office:value-type="string" table:style-name="ce18">
            <text:p>There is one error marker at the state with the following error message:</text:p>
            <text:p/>
            <text:p>"A state must have a name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5.7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StatechartError02.sct exists in the "manual tests" directory.</text:p>
          </table:table-cell>
          <table:table-cell office:value-type="string" table:style-name="ce16">
            <text:p>Open statechart StatechartError02.sct</text:p>
          </table:table-cell>
          <table:table-cell office:value-type="string" table:style-name="ce18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5.8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StatechartError03.sct exists in the "manual tests" directory.</text:p>
          </table:table-cell>
          <table:table-cell office:value-type="string" table:style-name="ce16">
            <text:p>Open statechart StatechartError03.sct</text:p>
          </table:table-cell>
          <table:table-cell office:value-type="string" table:style-name="ce18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5">
          <table:table-cell office:value-type="string" table:style-name="ce16">
            <text:p>T5.9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4.sct from svn repository</text:p>
          </table:table-cell>
          <table:table-cell office:value-type="string" table:style-name="ce16">
            <text:p>Open statechart StatechartError04.sct</text:p>
          </table:table-cell>
          <table:table-cell office:value-type="string" table:style-name="ce18">
            <text:p>There is one error marker on state 'B' with the following error message:</text:p>
            <text:p/>
            <text:p>"Node is not reachable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5.10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StatechartError05.sct exists in the "manual tests" directory.</text:p>
          </table:table-cell>
          <table:table-cell office:value-type="string" table:style-name="ce16">
            <text:p>Open statechart StatechartError05.sct</text:p>
          </table:table-cell>
          <table:table-cell office:value-type="string" table:style-name="ce18">
            <text:p>There is one error marker on the entry node with the following error message:</text:p>
            <text:p/>
            <text:p>"Entries must not have more than one outgoing transition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6">
          <table:table-cell office:value-type="string" table:style-name="ce16">
            <text:p>T5.11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6.sct from svn repository</text:p>
          </table:table-cell>
          <table:table-cell office:value-type="string" table:style-name="ce16">
            <text:p>Open statechart StatechartError06.sct</text:p>
          </table:table-cell>
          <table:table-cell office:value-type="string" table:style-name="ce18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7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8" table:style-name="ro1">
          <table:table-cell table:number-columns-repeated="16384"/>
        </table:table-row>
      </table:table>
      <table:table table:name="Yakindu_SCT_Testcase_06_-_Expre" table:style-name="ta1">
        <table:table-column table:style-name="co5" table:default-cell-style-name="ce1"/>
        <table:table-column table:style-name="co19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7">
          <table:table-cell office:value-type="string" table:style-name="ce16">
            <text:p>T6.1</text:p>
          </table:table-cell>
          <table:table-cell office:value-type="string" table:style-name="ce16">
            <text:p>Extend statechart interface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Replace the statechart specification by the following:</text:p>
            <text:p/>
            <text:p><text:span text:style-name="T7">namespace Staircase</text:span><text:span text:style-name="T7"/></text:p>
            <text:p><text:span text:style-name="T7">internal:</text:span><text:span text:style-name="T7"/></text:p>
            <text:p><text:span text:style-name="T7">var light : boolean</text:span><text:span text:style-name="T7"/></text:p>
            <text:p/>
            <text:p><text:span text:style-name="T7">interface A:</text:span><text:span text:style-name="T7"/></text:p>
            <text:p><text:span text:style-name="T7">in event keypress</text:span><text:span text:style-name="T7"/></text:p>
            <text:p/>
            <text:p><text:span text:style-name="T7">interface B:</text:span><text:span text:style-name="T7"/></text:p>
            <text:p><text:span text:style-name="T7">in event keypress</text:span><text:span text:style-name="T7"/></text:p>
            <text:p/>
            <text:p>Select transition with<text:s/><text:span text:style-name="T6">keypress</text:span><text:s/>trigger and double-click on trigger.</text:p>
            <text:p>Replace "keypress" by "A.keypress" to qualify the event.</text:p>
          </table:table-cell>
          <table:table-cell office:value-type="string" table:style-name="ce18">
            <text:p>No error messages are shown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7">
          <table:table-cell office:value-type="string" table:style-name="ce34">
            <text:p>T6.2</text:p>
          </table:table-cell>
          <table:table-cell office:value-type="string" table:style-name="ce34">
            <text:p>Create another statechart</text:p>
          </table:table-cell>
          <table:table-cell office:value-type="string" table:style-name="ce34">
            <text:p>T6.1</text:p>
          </table:table-cell>
          <table:table-cell office:value-type="string" table:style-name="ce35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7">namespace OtherStatechart</text:span><text:span text:style-name="T7"/></text:p>
            <text:p><text:span text:style-name="T7">interface A:</text:span><text:span text:style-name="T7"/></text:p>
            <text:p><text:span text:style-name="T7">out event e1</text:span><text:span text:style-name="T7"/></text:p>
            <text:p><text:span text:style-name="T7">in event e2</text:span><text:span text:style-name="T7"/></text:p>
            <text:p/>
            <text:p><text:span text:style-name="T7">interface B:</text:span><text:span text:style-name="T7"/></text:p>
            <text:p><text:span text:style-name="T7">out event e1</text:span><text:span text:style-name="T7"/></text:p>
            <text:p><text:span text:style-name="T7">in event e2</text:span></text:p>
          </table:table-cell>
          <table:table-cell office:value-type="string" table:style-name="ce18">
            <text:p>The new statechart OtherStatechart is created. It does not have any error markers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26">
          <table:table-cell office:value-type="string" table:style-name="ce16">
            <text:p>T6.3</text:p>
          </table:table-cell>
          <table:table-cell office:value-type="string" table:style-name="ce16">
            <text:p>Test state proposals</text:p>
          </table:table-cell>
          <table:table-cell office:value-type="string" table:style-name="ce16">
            <text:p>T6.1</text:p>
          </table:table-cell>
          <table:table-cell office:value-type="string" table:style-name="ce18">
            <text:p>Select state<text:s/><text:span text:style-name="T6">LightOff</text:span>.</text:p>
            <text:p>Open properties view.</text:p>
            <text:p>Place the cursor in front of the expression in the state specification and press [Ctrl+Space].</text:p>
          </table:table-cell>
          <table:table-cell office:value-type="string" table:style-name="ce18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8">
          <table:table-cell office:value-type="string" table:style-name="ce16">
            <text:p>T6.4</text:p>
          </table:table-cell>
          <table:table-cell office:value-type="string" table:style-name="ce16">
            <text:p>Test transitions proposals</text:p>
          </table:table-cell>
          <table:table-cell office:value-type="string" table:style-name="ce16">
            <text:p>T6.3</text:p>
          </table:table-cell>
          <table:table-cell office:value-type="string" table:style-name="ce31">
            <text:p>Select transition with trigger<text:s/><text:span text:style-name="T6">A.keypress</text:span>.</text:p>
            <text:p>Open properties view.</text:p>
            <text:p>Move cursor in front of<text:s/><text:span text:style-name="T6">A.keypress</text:span><text:s/>and press [Ctrl+Space].</text:p>
          </table:table-cell>
          <table:table-cell office:value-type="string" table:style-name="ce18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9">
          <table:table-cell office:value-type="string" table:style-name="ce16">
            <text:p>T6.5</text:p>
          </table:table-cell>
          <table:table-cell office:value-type="string" table:style-name="ce16">
            <text:p>Test transitions proposals</text:p>
          </table:table-cell>
          <table:table-cell office:value-type="string" table:style-name="ce16">
            <text:p>T6.4</text:p>
          </table:table-cell>
          <table:table-cell office:value-type="string" table:style-name="ce31">
            <text:p><text:span text:style-name="T1">Move cursor behind<text:s/></text:span><text:span text:style-name="T6">A.keypress</text:span><text:span text:style-name="T1"><text:s/>and press [Ctrl+Space].</text:span></text:p>
          </table:table-cell>
          <table:table-cell office:value-type="string" table:style-name="ce18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5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2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3" table:style-name="ro1">
          <table:table-cell table:number-columns-repeated="16384"/>
        </table:table-row>
      </table:table>
      <table:table table:name="Yakindu_SCT_Testcase_07_-_Custo" table:style-name="ta1">
        <table:table-column table:style-name="co5" table:default-cell-style-name="ce1"/>
        <table:table-column table:style-name="co16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30">
          <table:table-cell office:value-type="string" table:style-name="ce34">
            <text:p>T7.1</text:p>
          </table:table-cell>
          <table:table-cell office:value-type="string" table:style-name="ce16">
            <text:p>Create Xpand Generator</text:p>
          </table:table-cell>
          <table:table-cell office:value-type="string" table:style-name="ce16">
            <text:p>T2.9</text:p>
            <text:p>Xpand (via Install Modeling Components)</text:p>
          </table:table-cell>
          <table:table-cell office:value-type="string" table:style-name="ce36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office:value-type="string" table:style-name="ce18">
            <text:p>Project<text:s/><text:span text:style-name="T6">TestProject.generator.xpand</text:span><text:s/>has been created in the workspace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30">
          <table:table-cell office:value-type="string" table:style-name="ce16">
            <text:p>T7.2</text:p>
          </table:table-cell>
          <table:table-cell office:value-type="string" table:style-name="ce16">
            <text:p>Create Xtend2/Java Generator</text:p>
          </table:table-cell>
          <table:table-cell office:value-type="string" table:style-name="ce16">
            <text:p>T2.9</text:p>
            <text:p>Xtext (via Install Modeling Components)</text:p>
          </table:table-cell>
          <table:table-cell office:value-type="string" table:style-name="ce36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office:value-type="string" table:style-name="ce18">
            <text:p>Project<text:s/><text:span text:style-name="T6">TestProject.generator.xtend</text:span><text:s/>has been created in the workspace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20"/>
        </table:table-row>
        <table:table-row table:number-rows-repeated="5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2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table table:name="Yakindu_SCT_Testcase_08_-_Genmo" table:style-name="ta1">
        <table:table-column table:style-name="co5" table:default-cell-style-name="ce1"/>
        <table:table-column table:style-name="co20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4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18">
          <table:table-cell office:value-type="string" table:style-name="ce34">
            <text:p>T8.1</text:p>
          </table:table-cell>
          <table:table-cell office:value-type="string" table:style-name="ce16">
            <text:p>Create Generator Model</text:p>
            <text:p>for Java</text:p>
          </table:table-cell>
          <table:table-cell office:value-type="string" table:style-name="ce34">
            <text:p>T2.9</text:p>
          </table:table-cell>
          <table:table-cell office:value-type="string" table:style-name="ce36">
            <text:p>Select<text:s/><text:span text:style-name="T6">TestProject</text:span><text:s/>in project explorer.</text:p>
            <text:p>Select<text:s/><text:span text:style-name="T2">File→New→Other</text:span><text:s/>from the menu.</text:p>
            <text:p>Select<text:s/><text:span text:style-name="T2">YAKINDU SCT→Code Generator Model</text:span>.</text:p>
            <text:p>Click<text:s/><text:span text:style-name="T2">Next</text:span>.</text:p>
            <text:p>As file name, enter<text:s/><text:span text:style-name="T7">StaircaseJava.sgen</text:span>.</text:p>
            <text:p>Click<text:s/><text:span text:style-name="T2">Next</text:span>.</text:p>
            <text:p>Select<text:s/><text:span text:style-name="T6">YAKINDU SCT Java Code Generator</text:span><text:s/>and check<text:s/><text:span text:style-name="T6">Staircase.sct</text:span>.</text:p>
            <text:p>Click on<text:s/><text:span text:style-name="T2">Finish</text:span><text:s/>button.</text:p>
          </table:table-cell>
          <table:table-cell office:value-type="string" table:style-name="ce18">
            <text:p>File<text:s/><text:span text:style-name="T6">StaircaseJava.sgen</text:span><text:s/>has been created with initial settings.</text:p>
            <text:p/>
            <text:p>Folders<text:s/><text:span text:style-name="T6">src</text:span><text:s/>and<text:s/><text:span text:style-name="T6">src-gen</text:span><text:s/>have been created and populated by builder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1">
          <table:table-cell office:value-type="string" table:style-name="ce34">
            <text:p>T8.1.1</text:p>
          </table:table-cell>
          <table:table-cell office:value-type="string" table:style-name="ce16">
            <text:p>Change Output Folder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Open file<text:s/><text:span text:style-name="T6">StaircaseJava.sgen.</text:span><text:span text:style-name="T6"/></text:p>
            <text:p>Change<text:s/><text:span text:style-name="T6">targetFolder</text:span><text:s/>to from<text:s/><text:span text:style-name="T6">src-gen</text:span><text:s/>to<text:s/><text:span text:style-name="T6">src-gen-java</text:span><text:span text:style-name="T1">.</text:span><text:span text:style-name="T1"/></text:p>
            <text:p><text:span text:style-name="T1">Save the file by e.g. pressing<text:s/></text:span><text:span text:style-name="T2">[Ctrl+S]</text:span><text:span text:style-name="T1">.</text:span></text:p>
          </table:table-cell>
          <table:table-cell office:value-type="string" table:style-name="ce18">
            <text:p>Folder<text:s/><text:span text:style-name="T6">src-gen-java</text:span><text:s/>has been created and populated with with generated code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34">
            <text:p>T8.1.2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7">
            <text:p>Hover over the<text:s/><text:span text:style-name="T2">Outlet</text:span><text:s/>feature.</text:p>
          </table:table-cell>
          <table:table-cell office:value-type="string" table:style-name="ce18">
            <text:p>The help text for that feature appears in a popup window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34">
            <text:p>T8.1.3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Add the<text:s/><text:span text:style-name="T2">Debug</text:span><text:s/>feature to the sgen file:</text:p>
            <text:p><text:span text:style-name="T7">feature Debug {</text:span><text:span text:style-name="T7"/></text:p>
            <text:p><text:span text:style-name="T7">dumpSexec = true</text:span><text:span text:style-name="T7"/></text:p>
            <text:p><text:span text:style-name="T7">}</text:span><text:span text:style-name="T7"/></text:p>
            <text:p/>
            <text:p>Hover over the<text:s/><text:span text:style-name="T2">Debug</text:span><text:s/>feature.</text:p>
          </table:table-cell>
          <table:table-cell office:value-type="string" table:style-name="ce18">
            <text:p>The help text for that feature appears in a popup window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34">
            <text:p>T8.1.4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Add the<text:s/><text:span text:style-name="T2">FunctionInlining</text:span><text:s/>feature to the sgen file:</text:p>
            <text:p><text:span text:style-name="T7">feature FunctionInlining {</text:span><text:span text:style-name="T7"/></text:p>
            <text:p><text:span text:style-name="T7">}</text:span><text:span text:style-name="T7"/></text:p>
            <text:p/>
            <text:p>Hover over the<text:s/><text:span text:style-name="T2">FunctionInlining</text:span><text:s/>feature.</text:p>
          </table:table-cell>
          <table:table-cell office:value-type="string" table:style-name="ce18">
            <text:p>The help text for that feature appears in a popup window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34">
            <text:p>T8.1.5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Add the<text:s/><text:span text:style-name="T2">GeneralFeatures</text:span><text:s/>feature to the sgen file:</text:p>
            <text:p><text:span text:style-name="T7">feature GeneralFeatures {</text:span><text:span text:style-name="T7"/></text:p>
            <text:p><text:span text:style-name="T7">}</text:span><text:span text:style-name="T7"/></text:p>
            <text:p/>
            <text:p>Hover over the<text:s/><text:span text:style-name="T2">GeneralFeatures</text:span><text:s/>feature.</text:p>
          </table:table-cell>
          <table:table-cell office:value-type="string" table:style-name="ce18">
            <text:p>The help text for that feature appears in a popup window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34">
            <text:p>T8.1.6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Add the<text:s/><text:span text:style-name="T2">LicenseHeader<text:s/></text:span>feature to the sgen file:</text:p>
            <text:p><text:span text:style-name="T7">feature LicenseHeader {</text:span><text:span text:style-name="T7"/></text:p>
            <text:p><text:span text:style-name="T7">licenseText = ""</text:span><text:span text:style-name="T7"/></text:p>
            <text:p><text:span text:style-name="T7">}</text:span><text:span text:style-name="T7"/></text:p>
            <text:p/>
            <text:p>Hover over the<text:s/><text:span text:style-name="T2">LicenseHeader<text:s/></text:span>feature.</text:p>
          </table:table-cell>
          <table:table-cell office:value-type="string" table:style-name="ce18">
            <text:p>The help text for that feature appears in a popup window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34">
            <text:p>T8.1.7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Add the<text:s/><text:span text:style-name="T2">Naming<text:s/></text:span>feature to the sgen file:</text:p>
            <text:p><text:span text:style-name="T7">feature Naming {</text:span><text:span text:style-name="T7"/></text:p>
            <text:p><text:span text:style-name="T7">basePackage = "my.base.name"</text:span><text:span text:style-name="T7"/></text:p>
            <text:p><text:span text:style-name="T7">implementationSuffix = "mysuffix"</text:span><text:span text:style-name="T7"/></text:p>
            <text:p><text:span text:style-name="T7">}</text:span><text:span text:style-name="T7"/></text:p>
            <text:p/>
            <text:p>Hover over the<text:s/><text:span text:style-name="T2">Naming<text:s/></text:span>feature.</text:p>
          </table:table-cell>
          <table:table-cell office:value-type="string" table:style-name="ce18">
            <text:p>The help text for that feature appears in a popup window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34">
            <text:p>T8.1.8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Add the<text:s/><text:span text:style-name="T2">RunnableWrapper<text:s/></text:span>feature to the sgen file:</text:p>
            <text:p><text:span text:style-name="T7">feature RunnableWrapper {</text:span><text:span text:style-name="T7"/></text:p>
            <text:p><text:span text:style-name="T7">}</text:span><text:span text:style-name="T7"/></text:p>
            <text:p/>
            <text:p>Hover over the<text:s/><text:span text:style-name="T2">RunnableWrapper<text:s/></text:span>feature.</text:p>
          </table:table-cell>
          <table:table-cell office:value-type="string" table:style-name="ce18">
            <text:p>The help text for that feature appears in a popup window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">
          <table:table-cell office:value-type="string" table:style-name="ce16">
            <text:p>T8.1.9</text:p>
          </table:table-cell>
          <table:table-cell office:value-type="string" table:style-name="ce16">
            <text:p>Open Statechart</text:p>
          </table:table-cell>
          <table:table-cell office:value-type="string" table:style-name="ce34">
            <text:p>T8.1</text:p>
          </table:table-cell>
          <table:table-cell office:value-type="string" table:style-name="ce36">
            <text:p>Open file<text:s/><text:span text:style-name="T6">StaircaseJava.sgen</text:span><text:span text:style-name="T6"/></text:p>
            <text:p>Hover over the statechart reference and press Ctrl</text:p>
            <text:p>Click on the hyperlink</text:p>
          </table:table-cell>
          <table:table-cell office:value-type="string" table:style-name="ce18">
            <text:p>Statechart opens in statechart diagram editor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20"/>
        </table:table-row>
        <table:table-row table:style-name="ro18">
          <table:table-cell office:value-type="string" table:style-name="ce16">
            <text:p>T8.2</text:p>
          </table:table-cell>
          <table:table-cell office:value-type="string" table:style-name="ce16">
            <text:p>Create Generator Model</text:p>
            <text:p>For C</text:p>
          </table:table-cell>
          <table:table-cell office:value-type="string" table:style-name="ce34">
            <text:p>T2.9</text:p>
          </table:table-cell>
          <table:table-cell office:value-type="string" table:style-name="ce36">
            <text:p>Select<text:s/><text:span text:style-name="T6">TestProject</text:span><text:s/>in project explorer.</text:p>
            <text:p>Select<text:s/><text:span text:style-name="T2">File→New→Other</text:span><text:s/>from the menu.</text:p>
            <text:p>Select<text:s/><text:span text:style-name="T2">YAKINDU SCT→Code Generator Model</text:span>.</text:p>
            <text:p>Click<text:s/><text:span text:style-name="T2">Next</text:span>.</text:p>
            <text:p>As file name, enter<text:s/><text:span text:style-name="T7">StaircaseC.sgen</text:span>.</text:p>
            <text:p>Click<text:s/><text:span text:style-name="T2">Next</text:span>.</text:p>
            <text:p>Select<text:s/><text:span text:style-name="T6">YAKINDU SCT C Code Generator</text:span><text:s/>and check<text:s/><text:span text:style-name="T6">Staircase.sct</text:span>.</text:p>
            <text:p>Click on<text:s/><text:span text:style-name="T2">Finish</text:span><text:s/>button.</text:p>
          </table:table-cell>
          <table:table-cell office:value-type="string" table:style-name="ce18">
            <text:p>File<text:s/><text:span text:style-name="T6">StaircaseC.sgen</text:span><text:s/>has been created with initial settings.</text:p>
            <text:p/>
            <text:p>Folders<text:s/><text:span text:style-name="T6">src</text:span><text:s/>and<text:s/><text:span text:style-name="T6">src-gen</text:span><text:s/>have been created and populated by builder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5"/>
        </table:table-row>
        <table:table-row table:style-name="ro11">
          <table:table-cell office:value-type="string" table:style-name="ce34">
            <text:p>T8.2.1</text:p>
          </table:table-cell>
          <table:table-cell office:value-type="string" table:style-name="ce16">
            <text:p>Change Output Folder</text:p>
          </table:table-cell>
          <table:table-cell office:value-type="string" table:style-name="ce34">
            <text:p>T8.2</text:p>
          </table:table-cell>
          <table:table-cell office:value-type="string" table:style-name="ce36">
            <text:p>Open file<text:s/><text:span text:style-name="T6">StaircaseC.sgen.</text:span><text:span text:style-name="T6"/></text:p>
            <text:p>Change<text:s/><text:span text:style-name="T6">targetFolder</text:span><text:s/>to from<text:s/><text:span text:style-name="T6">src-gen</text:span><text:s/>to<text:s/><text:span text:style-name="T6">src-gen-c</text:span><text:span text:style-name="T1">.</text:span><text:span text:style-name="T1"/></text:p>
            <text:p><text:span text:style-name="T1">Save the file by e.g. pressing<text:s/></text:span><text:span text:style-name="T2">[Ctrl+S]</text:span><text:span text:style-name="T1">.</text:span></text:p>
          </table:table-cell>
          <table:table-cell office:value-type="string" table:style-name="ce18">
            <text:p>Folder<text:s/><text:span text:style-name="T6">src-gen-c</text:span><text:s/>has been created and populated with with generated code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20"/>
        </table:table-row>
        <table:table-row table:style-name="ro18">
          <table:table-cell office:value-type="string" table:style-name="ce16">
            <text:p>T8.3</text:p>
          </table:table-cell>
          <table:table-cell office:value-type="string" table:style-name="ce16">
            <text:p>Create Generator Model</text:p>
            <text:p>for C++</text:p>
          </table:table-cell>
          <table:table-cell office:value-type="string" table:style-name="ce34">
            <text:p>T2.9</text:p>
          </table:table-cell>
          <table:table-cell office:value-type="string" table:style-name="ce36">
            <text:p>Select<text:s/><text:span text:style-name="T6">TestProject</text:span><text:s/>in project explorer.</text:p>
            <text:p>Select<text:s/><text:span text:style-name="T2">File→New→Other</text:span><text:s/>from the menu.</text:p>
            <text:p>Select<text:s/><text:span text:style-name="T2">YAKINDU SCT→Code Generator Model</text:span>.</text:p>
            <text:p>Click<text:s/><text:span text:style-name="T2">Next</text:span>.</text:p>
            <text:p>As file name, enter<text:s/><text:span text:style-name="T7">StaircaseCpp.sgen</text:span>.</text:p>
            <text:p>Click<text:s/><text:span text:style-name="T2">Next</text:span>.</text:p>
            <text:p>Select<text:s/><text:span text:style-name="T6">YAKINDU SCT C++ Code Generator</text:span><text:s/>and check<text:s/><text:span text:style-name="T6">Staircase.sct</text:span>.</text:p>
            <text:p>Click on<text:s/><text:span text:style-name="T2">Finish</text:span><text:s/>button.</text:p>
          </table:table-cell>
          <table:table-cell office:value-type="string" table:style-name="ce18">
            <text:p>File<text:s/><text:span text:style-name="T6">StaircaseCpp.sgen</text:span><text:s/>has been created with initial settings.</text:p>
            <text:p/>
            <text:p>Folders<text:s/><text:span text:style-name="T6">src</text:span><text:s/>and<text:s/><text:span text:style-name="T6">src-gen</text:span><text:s/>have been created and populated by builder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5"/>
        </table:table-row>
        <table:table-row table:style-name="ro11">
          <table:table-cell office:value-type="string" table:style-name="ce34">
            <text:p>T8.3.1</text:p>
          </table:table-cell>
          <table:table-cell office:value-type="string" table:style-name="ce16">
            <text:p>Change Output Folder</text:p>
          </table:table-cell>
          <table:table-cell office:value-type="string" table:style-name="ce34">
            <text:p>T8.2</text:p>
          </table:table-cell>
          <table:table-cell office:value-type="string" table:style-name="ce36">
            <text:p>Open file<text:s/><text:span text:style-name="T6">StaircaseCpp.sgen.</text:span><text:span text:style-name="T6"/></text:p>
            <text:p>Change<text:s/><text:span text:style-name="T6">targetFolder</text:span><text:s/>to from<text:s/><text:span text:style-name="T6">src-gen</text:span><text:s/>to<text:s/><text:span text:style-name="T6">src-gen-cpp</text:span><text:span text:style-name="T1">.</text:span><text:span text:style-name="T1"/></text:p>
            <text:p><text:span text:style-name="T1">Save the file by e.g. pressing<text:s/></text:span><text:span text:style-name="T2">[Ctrl+S]</text:span><text:span text:style-name="T1">.</text:span></text:p>
          </table:table-cell>
          <table:table-cell office:value-type="string" table:style-name="ce18">
            <text:p>Folder<text:s/><text:span text:style-name="T6">src-gen-cpp</text:span><text:s/>has been created and populated with with generated code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20"/>
        </table:table-row>
        <table:table-row table:style-name="ro11">
          <table:table-cell office:value-type="string" table:style-name="ce16">
            <text:p>T8.4</text:p>
          </table:table-cell>
          <table:table-cell office:value-type="string" table:style-name="ce16">
            <text:p>Create Generator Model</text:p>
            <text:p>for Custom Xpand Generator</text:p>
          </table:table-cell>
          <table:table-cell office:value-type="string" table:style-name="ce16">
            <text:p>T7.1</text:p>
          </table:table-cell>
          <table:table-cell office:value-type="string" table:style-name="ce36">
            <text:p>Select<text:s/><text:span text:style-name="T6">TestProject</text:span><text:s/>in project explorer.</text:p>
            <text:p>Select<text:s/><text:span text:style-name="T2">File→New→Other</text:span><text:s/>from the menu.</text:p>
            <text:p>Select<text:s/><text:span text:style-name="T2">YAKINDU SCT→Code Generator Model</text:span>.</text:p>
            <text:p>Click<text:s/><text:span text:style-name="T2">Next</text:span>.</text:p>
            <text:p>As file name, enter<text:s/><text:span text:style-name="T7">StaircaseXpand.sgen</text:span>.</text:p>
            <text:p>Click<text:s/><text:span text:style-name="T2">Next</text:span>.</text:p>
            <text:p>Select<text:s/><text:span text:style-name="T6">Custom Xpand-based Generator</text:span><text:s/>and check<text:s/><text:span text:style-name="T6">Staircase.sct</text:span>.</text:p>
            <text:p>Click on<text:s/><text:span text:style-name="T2">Finish</text:span><text:s/>button.</text:p>
          </table:table-cell>
          <table:table-cell office:value-type="string" table:style-name="ce18">
            <text:p>File<text:s/><text:span text:style-name="T6">StaircaseXpand.sgen</text:span><text:s/>has been created with initial setting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1">
          <table:table-cell office:value-type="string" table:style-name="ce16">
            <text:p>T8.4.1</text:p>
          </table:table-cell>
          <table:table-cell office:value-type="string" table:style-name="ce34">
            <text:p>Add project to build path</text:p>
          </table:table-cell>
          <table:table-cell office:value-type="string" table:style-name="ce16">
            <text:p>T8.4</text:p>
          </table:table-cell>
          <table:table-cell office:value-type="string" table:style-name="ce17">
            <text:p>Open the properties of the TestProject project (rightclick →<text:s/><text:span text:style-name="T2">Properties<text:s/></text:span>or [Alt+Enter]).</text:p>
            <text:p>Select<text:s/><text:span text:style-name="T2">Java Build Path</text:span>.</text:p>
            <text:p>Select tab<text:s/><text:span text:style-name="T2">Projects</text:span>.</text:p>
            <text:p>Click<text:s/><text:span text:style-name="T2">Add…</text:span>.</text:p>
            <text:p>Add<text:s/><text:span text:style-name="T6">TestProject.generator.xpand</text:span><text:span text:style-name="T1">.</text:span><text:span text:style-name="T1"/></text:p>
            <text:p><text:span text:style-name="T1">Click<text:s/></text:span><text:span text:style-name="T2">OK</text:span><text:span text:style-name="T6">.</text:span></text:p>
          </table:table-cell>
          <table:table-cell office:value-type="string" table:style-name="ce18">
            <text:p>No errors occurred.</text:p>
          </table:table-cell>
          <table:table-cell office:value-type="string" table:style-name="ce38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2">
          <table:table-cell office:value-type="string" table:style-name="ce16">
            <text:p>T8.4.2</text:p>
          </table:table-cell>
          <table:table-cell office:value-type="string" table:style-name="ce16">
            <text:p>Setup Xpand Generator Model</text:p>
          </table:table-cell>
          <table:table-cell office:value-type="string" table:style-name="ce16">
            <text:p>T8.4.1</text:p>
          </table:table-cell>
          <table:table-cell office:value-type="string" table:style-name="ce18">
            <text:p>Open the file<text:s/><text:span text:style-name="T6">StaircaseXpand.sgen</text:span><text:span text:style-name="T1"><text:s/>and set the following features:</text:span><text:span text:style-name="T1"/></text:p>
            <text:p>- targetFolder = "src-gen-xpand"</text:p>
            <text:p><text:span text:style-name="T1">- templateProject = "TestProject.generator.xpand"</text:span><text:span text:style-name="T1"/></text:p>
            <text:p><text:span text:style-name="T1">- templatePath = "testproject::generator::xpand::TextGenerator::main"</text:span><text:span text:style-name="T1"/></text:p>
            <text:p><text:span text:style-name="T1">Save the file</text:span></text:p>
          </table:table-cell>
          <table:table-cell office:value-type="string" table:style-name="ce18">
            <text:p>Folder<text:s/><text:span text:style-name="T6">src-gen-xpand</text:span><text:s/>with generated code created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1">
          <table:table-cell office:value-type="string" table:style-name="ce16">
            <text:p>T8.5</text:p>
          </table:table-cell>
          <table:table-cell office:value-type="string" table:style-name="ce16">
            <text:p>Create Generator Model for Custom Xtend/Java Generator</text:p>
          </table:table-cell>
          <table:table-cell office:value-type="string" table:style-name="ce16">
            <text:p>T7.1</text:p>
          </table:table-cell>
          <table:table-cell office:value-type="string" table:style-name="ce36">
            <text:p>Select<text:s/><text:span text:style-name="T6">TestProject</text:span><text:s/>in project explorer.</text:p>
            <text:p>Select<text:s/><text:span text:style-name="T2">File→New→Other</text:span><text:s/>from the menu.</text:p>
            <text:p>Select<text:s/><text:span text:style-name="T2">YAKINDU SCT→Code Generator Model</text:span>.</text:p>
            <text:p>Click<text:s/><text:span text:style-name="T2">Next</text:span>.</text:p>
            <text:p>As file name, enter<text:s/><text:span text:style-name="T7">StaircaseXtend.sgen</text:span>.</text:p>
            <text:p>Click<text:s/><text:span text:style-name="T2">Next</text:span>.</text:p>
            <text:p>Select<text:s/><text:span text:style-name="T6">Custom Xtend2/Java-based Generator</text:span><text:s/>and check<text:s/><text:span text:style-name="T6">Staircase.sct</text:span>.</text:p>
            <text:p>Click on<text:s/><text:span text:style-name="T2">Finish</text:span><text:s/>button.</text:p>
          </table:table-cell>
          <table:table-cell office:value-type="string" table:style-name="ce18">
            <text:p>File<text:s/><text:span text:style-name="T6">StaircaseXtend.sgen</text:span><text:s/>has been created with initial setting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1">
          <table:table-cell office:value-type="string" table:style-name="ce16">
            <text:p>T8.5.1</text:p>
          </table:table-cell>
          <table:table-cell office:value-type="string" table:style-name="ce34">
            <text:p>add Project to buildpath</text:p>
          </table:table-cell>
          <table:table-cell office:value-type="string" table:style-name="ce16">
            <text:p>T8.5</text:p>
          </table:table-cell>
          <table:table-cell office:value-type="string" table:style-name="ce17">
            <text:p>Open the properties of the TestProject project (rightclick →<text:s/><text:span text:style-name="T2">Properties<text:s/></text:span>or [Alt+Enter]).</text:p>
            <text:p>Select<text:s/><text:span text:style-name="T2">Java Build Path</text:span>.</text:p>
            <text:p>Select tab<text:s/><text:span text:style-name="T2">Projects</text:span>.</text:p>
            <text:p>Click<text:s/><text:span text:style-name="T2">Add…</text:span>.</text:p>
            <text:p>Add<text:s/><text:span text:style-name="T6">TestProject.generator.xtend</text:span><text:span text:style-name="T1">.</text:span><text:span text:style-name="T1"/></text:p>
            <text:p><text:span text:style-name="T1">Click<text:s/></text:span><text:span text:style-name="T2">OK</text:span><text:span text:style-name="T6">.</text:span></text:p>
          </table:table-cell>
          <table:table-cell office:value-type="string" table:style-name="ce18">
            <text:p>No errors occurred.</text:p>
          </table:table-cell>
          <table:table-cell office:value-type="string" table:style-name="ce38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3">
          <table:table-cell office:value-type="string" table:style-name="ce16">
            <text:p>T8.5.2</text:p>
          </table:table-cell>
          <table:table-cell office:value-type="string" table:style-name="ce16">
            <text:p>Setup Xtend Generator Model</text:p>
          </table:table-cell>
          <table:table-cell office:value-type="string" table:style-name="ce16">
            <text:p>T8.5.1</text:p>
          </table:table-cell>
          <table:table-cell office:value-type="string" table:style-name="ce18">
            <text:p>Open the file<text:s/><text:span text:style-name="T6">StaircaseXtend.sgen</text:span><text:span text:style-name="T1"><text:s/>and set the following features:</text:span><text:span text:style-name="T1"/></text:p>
            <text:p>- targetFolder = "src-gen-xtend"</text:p>
            <text:p><text:span text:style-name="T1">- templateProject = "TestProject.generator.xtend"</text:span><text:span text:style-name="T1"/></text:p>
            <text:p><text:span text:style-name="T1">- templatePath = "testproject.generator.xtend.XtendGenerator"</text:span><text:span text:style-name="T1"/></text:p>
            <text:p><text:span text:style-name="T1">Save the file.</text:span></text:p>
          </table:table-cell>
          <table:table-cell office:value-type="string" table:style-name="ce18">
            <text:p>Folder<text:s/><text:span text:style-name="T6">src-gen-xtend</text:span><text:s/>with generated code created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3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style-name="ro1">
          <table:table-cell table:number-columns-repeated="7" table:style-name="ce1"/>
          <table:table-cell table:number-columns-repeated="16377" table:style-name="ce20"/>
        </table:table-row>
        <table:table-row table:number-rows-repeated="8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  <table:table table:name="Yakindu_SCT_Testcase_09_-_Templ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3" table:number-columns-repeated="2" table:default-cell-style-name="ce1"/>
        <table:table-column table:style-name="co4" table:number-columns-repeated="16377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1"/>
          <table:table-cell table:style-name="ce39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/>
        </table:table-row>
        <table:table-row table:style-name="ro34">
          <table:table-cell office:value-type="string" table:style-name="ce34">
            <text:p>T9.1</text:p>
          </table:table-cell>
          <table:table-cell office:value-type="string" table:style-name="ce16">
            <text:p>Statechart roposals <text:s/>and documentation</text:p>
          </table:table-cell>
          <table:table-cell office:value-type="string" table:style-name="ce34">
            <text:p>T2.9</text:p>
          </table:table-cell>
          <table:table-cell office:value-type="string" table:style-name="ce18">
            <text:p>Select the definition section..</text:p>
            <text:p><text:span text:style-name="T1">Open the<text:s/></text:span><text:span text:style-name="T6">Properties</text:span><text:span text:style-name="T1"><text:s/>view.</text:span><text:span text:style-name="T1"/></text:p>
            <text:p><text:span text:style-name="T1">Select the<text:s/></text:span><text:span text:style-name="T6">Model</text:span><text:span text:style-name="T1"><text:s/>tab.</text:span><text:span text:style-name="T1"/></text:p>
            <text:p><text:span text:style-name="T1">Empty the<text:s/></text:span><text:span text:style-name="T6">Statechart Behavior</text:span><text:span text:style-name="T1"><text:s/>text field.</text:span><text:span text:style-name="T1"/></text:p>
            <text:p><text:span text:style-name="T1">In the<text:s/></text:span><text:span text:style-name="T6">Statechart Behavior</text:span><text:span text:style-name="T1"><text:s/>text field, press<text:s/></text:span><text:span text:style-name="T2">[Ctrl+Space]</text:span><text:span text:style-name="T1">.</text:span></text:p>
          </table:table-cell>
          <table:table-cell office:value-type="string" table:style-name="ce18">
            <text:p>The following proposals are shown in a drop-down menu:</text:p>
            <text:p><text:span text:style-name="T7">interface</text:span><text:span text:style-name="T7"/></text:p>
            <text:p><text:span text:style-name="T7">internal</text:span><text:span text:style-name="T7"/></text:p>
            <text:p><text:span text:style-name="T7">namespace</text:span><text:span text:style-name="T7"/></text:p>
            <text:p/>
            <text:p><text:span text:style-name="T1">For each keyword proposal a corresponding documentation popup window opens when the respective keyword is clicked.</text:span>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style-name="ro35">
          <table:table-cell office:value-type="string" table:style-name="ce34">
            <text:p>T9.1.1</text:p>
          </table:table-cell>
          <table:table-cell office:value-type="string" table:style-name="ce16">
            <text:p>Statechart proposals <text:s/>- interface</text:p>
          </table:table-cell>
          <table:table-cell office:value-type="string" table:style-name="ce34">
            <text:p>T9.1</text:p>
          </table:table-cell>
          <table:table-cell office:value-type="string" table:style-name="ce18">
            <text:p>Empty the definition section.</text:p>
            <text:p>Enter the word<text:s/><text:span text:style-name="T7">interface</text:span><text:s/>into the definition section, followed by a space character.</text:p>
            <text:p>Press<text:s/><text:span text:style-name="T2">[Ctrl+Space]</text:span>.</text:p>
          </table:table-cell>
          <table:table-cell office:value-type="string" table:style-name="ce18">
            <text:p>The following proposals are shown in a drop-down menu:</text:p>
            <text:p><text:span text:style-name="T7">Name – XID</text:span><text:span text:style-name="T7"/></text:p>
            <text:p><text:span text:style-name="T7">:</text:span>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style-name="ro36">
          <table:table-cell office:value-type="string" table:style-name="ce34">
            <text:p>T9.1.2</text:p>
          </table:table-cell>
          <table:table-cell office:value-type="string" table:style-name="ce16">
            <text:p>Statechart proposals – internal</text:p>
          </table:table-cell>
          <table:table-cell office:value-type="string" table:style-name="ce16">
            <text:p>T9.1</text:p>
          </table:table-cell>
          <table:table-cell office:value-type="string" table:style-name="ce18">
            <text:p>Empty the definition section.</text:p>
            <text:p>Enter the word<text:s/><text:span text:style-name="T7">internal</text:span><text:s/>into the definition section, followed by a space character.</text:p>
            <text:p>Press<text:s/><text:span text:style-name="T2">[Ctrl+Space]</text:span>.</text:p>
          </table:table-cell>
          <table:table-cell office:value-type="string" table:style-name="ce18">
            <text:p>The following proposal is shown in a drop-down menu:</text:p>
            <text:p><text:span text:style-name="T7">:</text:span>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36">
          <table:table-cell office:value-type="string" table:style-name="ce34">
            <text:p>T9.1.3</text:p>
          </table:table-cell>
          <table:table-cell office:value-type="string" table:style-name="ce16">
            <text:p>Statechart proposals – namespace</text:p>
          </table:table-cell>
          <table:table-cell office:value-type="string" table:style-name="ce16">
            <text:p>T9.1</text:p>
          </table:table-cell>
          <table:table-cell office:value-type="string" table:style-name="ce18">
            <text:p>Empty the definition section.</text:p>
            <text:p>Enter the word<text:s/><text:span text:style-name="T7">namespace</text:span><text:s/>into the definition section, followed by a space character.</text:p>
            <text:p>Press<text:s/><text:span text:style-name="T2">[Ctrl+Space]</text:span>.</text:p>
          </table:table-cell>
          <table:table-cell office:value-type="string" table:style-name="ce18">
            <text:p>No proposal is shown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style-name="ro37">
          <table:table-cell office:value-type="string" table:style-name="ce34">
            <text:p>T9.2</text:p>
          </table:table-cell>
          <table:table-cell office:value-type="string" table:style-name="ce16">
            <text:p>Transition proposals and documentation</text:p>
          </table:table-cell>
          <table:table-cell office:value-type="string" table:style-name="ce34">
            <text:p>T2.9</text:p>
          </table:table-cell>
          <table:table-cell office:value-type="string" table:style-name="ce18">
            <text:p>Select any transition.</text:p>
            <text:p>Open the<text:s/><text:span text:style-name="T6">Properties</text:span><text:s/>view.</text:p>
            <text:p>Select the<text:s/><text:span text:style-name="T6">Model</text:span><text:s/>tab.</text:p>
            <text:p>Empty the<text:s/><text:span text:style-name="T6">Expression</text:span><text:s/>text field.</text:p>
            <text:p>In the<text:s/><text:span text:style-name="T6">Expression</text:span><text:s/>text field, press<text:s/><text:span text:style-name="T2">[Ctrl+Space]</text:span>.</text:p>
          </table:table-cell>
          <table:table-cell office:value-type="string" table:style-name="ce18">
            <text:p>The following proposals are shown in a drop-down menu:</text:p>
            <text:p><text:span text:style-name="T7">#</text:span><text:span text:style-name="T7"/></text:p>
            <text:p><text:span text:style-name="T7">/</text:span><text:span text:style-name="T7"/></text:p>
            <text:p><text:span text:style-name="T7">[</text:span><text:span text:style-name="T7"/></text:p>
            <text:p><text:span text:style-name="T7">after</text:span><text:span text:style-name="T7"/></text:p>
            <text:p><text:span text:style-name="T7">always</text:span><text:span text:style-name="T7"/></text:p>
            <text:p><text:span text:style-name="T7">default</text:span><text:span text:style-name="T7"/></text:p>
            <text:p><text:span text:style-name="T7">else</text:span><text:span text:style-name="T7"/></text:p>
            <text:p><text:span text:style-name="T7">every</text:span><text:span text:style-name="T7"/></text:p>
            <text:p><text:span text:style-name="T7">oncycle</text:span><text:span text:style-name="T7"/></text:p>
            <text:p><text:span text:style-name="T6">Trigger event names</text:span><text:span text:style-name="T6"/></text:p>
            <text:p/>
            <text:p><text:span text:style-name="T1">For each keyword proposal a corresponding documentation popup window opens when the respective keyword is clicked.</text:span>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38">
          <table:table-cell office:value-type="string" table:style-name="ce34">
            <text:p>T9.2.1</text:p>
          </table:table-cell>
          <table:table-cell office:value-type="string" table:style-name="ce16">
            <text:p>Transition proposals after “after”</text:p>
          </table:table-cell>
          <table:table-cell office:value-type="string" table:style-name="ce34">
            <text:p>T9.2</text:p>
          </table:table-cell>
          <table:table-cell office:value-type="string" table:style-name="ce18">
            <text:p><text:span text:style-name="T1">Empty the<text:s/></text:span><text:span text:style-name="T6">Expression</text:span><text:span text:style-name="T1"><text:s/>text field.</text:span><text:span text:style-name="T1"/></text:p>
            <text:p><text:span text:style-name="T1">Enter the text<text:s/></text:span><text:span text:style-name="T7">after</text:span><text:span text:style-name="T1"><text:s/>followed by a space character into the<text:s/></text:span><text:span text:style-name="T6">Expression</text:span><text:span text:style-name="T1"><text:s/>text field.</text:span><text:span text:style-name="T1"/></text:p>
            <text:p><text:span text:style-name="T1">Press<text:s/></text:span><text:span text:style-name="T2">[Ctrl+Space]</text:span><text:span text:style-name="T1">.</text:span><text:span text:style-name="T1"/></text:p>
            <text:p/>
            <text:p/>
            <text:p>Enter a integer value, e.g.<text:s/><text:span text:style-name="T7">42</text:span>.</text:p>
            <text:p><text:span text:style-name="T1">Press<text:s/></text:span><text:span text:style-name="T2">[Ctrl+Space]</text:span><text:span text:style-name="T1">.</text:span></text:p>
          </table:table-cell>
          <table:table-cell office:value-type="string" table:style-name="ce18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text:span text:style-name="T1"/></text:p>
            <text:p><text:span text:style-name="T7">as</text:span><text:span text:style-name="T7"/></text:p>
            <text:p><text:span text:style-name="T7">ms</text:span><text:span text:style-name="T7"/></text:p>
            <text:p><text:span text:style-name="T7">ns</text:span><text:span text:style-name="T7"/></text:p>
            <text:p><text:span text:style-name="T7">s</text:span><text:span text:style-name="T7"/></text:p>
            <text:p><text:span text:style-name="T7">us</text:span><text:span text:style-name="T7"/></text:p>
            <text:p/>
            <text:p><text:span text:style-name="T1">For each keyword proposal a corresponding documentation popup window opens when the respective keyword is clicked.</text:span>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style-name="ro38">
          <table:table-cell office:value-type="string" table:style-name="ce34">
            <text:p>T9.2.2</text:p>
          </table:table-cell>
          <table:table-cell office:value-type="string" table:style-name="ce16">
            <text:p>Transition proposals after “every”</text:p>
          </table:table-cell>
          <table:table-cell office:value-type="string" table:style-name="ce16">
            <text:p>T9.2</text:p>
          </table:table-cell>
          <table:table-cell office:value-type="string" table:style-name="ce18">
            <text:p><text:span text:style-name="T1">Empty the<text:s/></text:span><text:span text:style-name="T6">Expression</text:span><text:span text:style-name="T1"><text:s/>text field.</text:span><text:span text:style-name="T1"/></text:p>
            <text:p><text:span text:style-name="T1">Enter the text<text:s/></text:span><text:span text:style-name="T7">every</text:span><text:span text:style-name="T1"><text:s/>followed by a space character into the<text:s/></text:span><text:span text:style-name="T6">Expression</text:span><text:span text:style-name="T1"><text:s/>text field.</text:span><text:span text:style-name="T1"/></text:p>
            <text:p><text:span text:style-name="T1">Press<text:s/></text:span><text:span text:style-name="T2">[Ctrl+Space]</text:span><text:span text:style-name="T1">.</text:span><text:span text:style-name="T1"/></text:p>
            <text:p/>
            <text:p/>
            <text:p>Enter a integer value, e.g.<text:s/><text:span text:style-name="T7">42</text:span>.</text:p>
            <text:p><text:span text:style-name="T1">Press<text:s/></text:span><text:span text:style-name="T2">[Ctrl+Space]</text:span><text:span text:style-name="T1">.</text:span></text:p>
          </table:table-cell>
          <table:table-cell office:value-type="string" table:style-name="ce18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text:span text:style-name="T1"/></text:p>
            <text:p><text:span text:style-name="T7">as</text:span><text:span text:style-name="T7"/></text:p>
            <text:p><text:span text:style-name="T7">ms</text:span><text:span text:style-name="T7"/></text:p>
            <text:p><text:span text:style-name="T7">ns</text:span><text:span text:style-name="T7"/></text:p>
            <text:p><text:span text:style-name="T7">s</text:span><text:span text:style-name="T7"/></text:p>
            <text:p><text:span text:style-name="T7">us</text:span><text:span text:style-name="T7"/></text:p>
            <text:p/>
            <text:p><text:span text:style-name="T1">For each keyword proposal a corresponding documentation popup window opens when the respective keyword is clicked.</text:span>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39">
          <table:table-cell office:value-type="string" table:style-name="ce34">
            <text:p>T9.3</text:p>
          </table:table-cell>
          <table:table-cell office:value-type="string" table:style-name="ce16">
            <text:p>State proposals and documentation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Select any state.</text:p>
            <text:p><text:span text:style-name="T1">Open the<text:s/></text:span><text:span text:style-name="T6">Properties</text:span><text:span text:style-name="T1"><text:s/>view.</text:span><text:span text:style-name="T1"/></text:p>
            <text:p><text:span text:style-name="T1">Select the<text:s/></text:span><text:span text:style-name="T6">Model</text:span><text:span text:style-name="T1"><text:s/>tab.</text:span><text:span text:style-name="T1"/></text:p>
            <text:p><text:span text:style-name="T1">Empty the<text:s/></text:span><text:span text:style-name="T6">State Behavior</text:span><text:span text:style-name="T1"><text:s/>text field.</text:span><text:span text:style-name="T1"/></text:p>
            <text:p><text:span text:style-name="T1">In the<text:s/></text:span><text:span text:style-name="T6">State Behavior</text:span><text:span text:style-name="T1"><text:s/>text field, press<text:s/></text:span><text:span text:style-name="T2">[Ctrl+Space]</text:span><text:span text:style-name="T1">.</text:span><text:span text:style-name="T1"/></text:p>
            <text:p/>
            <text:p>Expected proposals: “after”, “always”, “entry”, “every”, “exit”, “oncycle” Check if the proper documentation is displayed for every proposal</text:p>
          </table:table-cell>
          <table:table-cell office:value-type="string" table:style-name="ce18">
            <text:p>The following proposals are shown in a drop-down menu:</text:p>
            <text:p><text:span text:style-name="T7">after</text:span><text:span text:style-name="T7"/></text:p>
            <text:p><text:span text:style-name="T7">always</text:span><text:span text:style-name="T7"/></text:p>
            <text:p><text:span text:style-name="T7">entry</text:span><text:span text:style-name="T7"/></text:p>
            <text:p><text:span text:style-name="T7">every</text:span><text:span text:style-name="T7"/></text:p>
            <text:p><text:span text:style-name="T7">exit</text:span><text:span text:style-name="T7"/></text:p>
            <text:p><text:span text:style-name="T7">oncycle</text:span><text:span text:style-name="T7"/></text:p>
            <text:p/>
            <text:p><text:span text:style-name="T1">For each keyword proposal a corresponding documentation popup window opens when the respective keyword is clicked.</text:span>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38">
          <table:table-cell office:value-type="string" table:style-name="ce34">
            <text:p>T9.3.1</text:p>
          </table:table-cell>
          <table:table-cell office:value-type="string" table:style-name="ce16">
            <text:p>State proposals after “after”</text:p>
          </table:table-cell>
          <table:table-cell office:value-type="string" table:style-name="ce34">
            <text:p>T9.3</text:p>
          </table:table-cell>
          <table:table-cell office:value-type="string" table:style-name="ce18">
            <text:p><text:span text:style-name="T1">Empty the<text:s/></text:span><text:span text:style-name="T6">State Behavior<text:s/></text:span><text:span text:style-name="T1">text field.</text:span><text:span text:style-name="T1"/></text:p>
            <text:p><text:span text:style-name="T1">Enter the text<text:s/></text:span><text:span text:style-name="T7">after</text:span><text:span text:style-name="T1"><text:s/>followed by a space character into the<text:s/></text:span><text:span text:style-name="T6">State Behavior</text:span><text:span text:style-name="T1"><text:s/>text field.</text:span><text:span text:style-name="T1"/></text:p>
            <text:p><text:span text:style-name="T1">Press<text:s/></text:span><text:span text:style-name="T2">[Ctrl+Space]</text:span><text:span text:style-name="T1">.</text:span><text:span text:style-name="T1"/></text:p>
            <text:p/>
            <text:p/>
            <text:p>Enter a integer value, e.g.<text:s/><text:span text:style-name="T7">42</text:span>.</text:p>
            <text:p><text:span text:style-name="T1">Press<text:s/></text:span><text:span text:style-name="T2">[Ctrl+Space]</text:span><text:span text:style-name="T1">.</text:span></text:p>
          </table:table-cell>
          <table:table-cell office:value-type="string" table:style-name="ce18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text:span text:style-name="T1"/></text:p>
            <text:p><text:span text:style-name="T7">as</text:span><text:span text:style-name="T7"/></text:p>
            <text:p><text:span text:style-name="T7">ms</text:span><text:span text:style-name="T7"/></text:p>
            <text:p><text:span text:style-name="T7">ns</text:span><text:span text:style-name="T7"/></text:p>
            <text:p><text:span text:style-name="T7">s</text:span><text:span text:style-name="T7"/></text:p>
            <text:p><text:span text:style-name="T7">us</text:span><text:span text:style-name="T7"/></text:p>
            <text:p/>
            <text:p><text:span text:style-name="T1">For each keyword proposal a corresponding documentation popup window opens when the respective keyword is clicked.</text:span>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style-name="ro38">
          <table:table-cell office:value-type="string" table:style-name="ce34">
            <text:p>T9.3.3</text:p>
          </table:table-cell>
          <table:table-cell office:value-type="string" table:style-name="ce16">
            <text:p>State proposals after “every”</text:p>
          </table:table-cell>
          <table:table-cell office:value-type="string" table:style-name="ce34">
            <text:p>T9.3</text:p>
          </table:table-cell>
          <table:table-cell office:value-type="string" table:style-name="ce18">
            <text:p><text:span text:style-name="T1">Empty the<text:s/></text:span><text:span text:style-name="T6">State Behavior<text:s/></text:span><text:span text:style-name="T1">text field.</text:span><text:span text:style-name="T1"/></text:p>
            <text:p><text:span text:style-name="T1">Enter the text<text:s/></text:span><text:span text:style-name="T7">every</text:span><text:span text:style-name="T1"><text:s/>followed by a space character into the<text:s/></text:span><text:span text:style-name="T6">State Behavior</text:span><text:span text:style-name="T1"><text:s/>text field.</text:span><text:span text:style-name="T1"/></text:p>
            <text:p><text:span text:style-name="T1">Press<text:s/></text:span><text:span text:style-name="T2">[Ctrl+Space]</text:span><text:span text:style-name="T1">.</text:span><text:span text:style-name="T1"/></text:p>
            <text:p/>
            <text:p/>
            <text:p>Enter a integer value, e.g.<text:s/><text:span text:style-name="T7">42</text:span>.</text:p>
            <text:p><text:span text:style-name="T1">Press<text:s/></text:span><text:span text:style-name="T2">[Ctrl+Space]</text:span><text:span text:style-name="T1">.</text:span></text:p>
          </table:table-cell>
          <table:table-cell office:value-type="string" table:style-name="ce18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text:span text:style-name="T1"/></text:p>
            <text:p><text:span text:style-name="T7">as</text:span><text:span text:style-name="T7"/></text:p>
            <text:p><text:span text:style-name="T7">ms</text:span><text:span text:style-name="T7"/></text:p>
            <text:p><text:span text:style-name="T7">ns</text:span><text:span text:style-name="T7"/></text:p>
            <text:p><text:span text:style-name="T7">s</text:span><text:span text:style-name="T7"/></text:p>
            <text:p><text:span text:style-name="T7">us</text:span><text:span text:style-name="T7"/></text:p>
            <text:p/>
            <text:p><text:span text:style-name="T1">For each keyword proposal a corresponding documentation popup window opens when the respective keyword is clicked.</text:span>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Yakindu_SCT_Testcase_10_-_Examp" table:style-name="ta1">
        <table:table-column table:style-name="co26" table:default-cell-style-name="ce1"/>
        <table:table-column table:style-name="co6" table:default-cell-style-name="ce1"/>
        <table:table-column table:style-name="co23" table:default-cell-style-name="ce1"/>
        <table:table-column table:style-name="co27" table:default-cell-style-name="ce1"/>
        <table:table-column table:style-name="co25" table:default-cell-style-name="ce1"/>
        <table:table-column table:style-name="co3" table:number-columns-repeated="2" table:default-cell-style-name="ce1"/>
        <table:table-column table:style-name="co4" table:number-columns-repeated="16377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1"/>
          <table:table-cell table:style-name="ce39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/>
        </table:table-row>
        <table:table-row table:style-name="ro40">
          <table:table-cell office:value-type="string" table:style-name="ce34">
            <text:p>T10.1</text:p>
          </table:table-cell>
          <table:table-cell office:value-type="string" table:style-name="ce16">
            <text:p>Create Example File</text:p>
          </table:table-cell>
          <table:table-cell office:value-type="string" table:style-name="ce34">
            <text:p>T1.3</text:p>
          </table:table-cell>
          <table:table-cell office:value-type="string" table:style-name="ce40">
            <text:p>Select<text:s/><text:span text:style-name="T2">File → New → Example…</text:span>.</text:p>
            <text:p>Select<text:s/><text:span text:style-name="T2">YAKINDU SCT Example → Statechart Examples</text:span>.</text:p>
            <text:p>Click<text:s/><text:span text:style-name="T2">Next</text:span>.</text:p>
            <text:p>Select<text:s/><text:span text:style-name="T6">traffic_light</text:span>.</text:p>
            <text:p>Click<text:s/><text:span text:style-name="T2">Finish</text:span>.</text:p>
          </table:table-cell>
          <table:table-cell office:value-type="string" table:style-name="ce18">
            <text:p>The Trafficlight example is created into the workspace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Yakindu_SCT_Testcase_11_-_Opera" table:style-name="ta1">
        <table:table-column table:style-name="co28" table:default-cell-style-name="ce1"/>
        <table:table-column table:style-name="co1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99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1"/>
          <table:table-cell table:style-name="ce39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/>
        </table:table-row>
        <table:table-row table:style-name="ro38">
          <table:table-cell office:value-type="string" table:style-name="ce34">
            <text:p>T11.1</text:p>
          </table:table-cell>
          <table:table-cell office:value-type="string" table:style-name="ce16">
            <text:p>Preparations</text:p>
          </table:table-cell>
          <table:table-cell office:value-type="string" table:style-name="ce16">
            <text:p>T2.9</text:p>
          </table:table-cell>
          <table:table-cell office:value-type="string" table:style-name="ce18">
            <text:p>In the<text:s/><text:span text:style-name="T6">src</text:span><text:s/>folder, create a new Java source file<text:s/><text:span text:style-name="T6">Operations.java</text:span><text:s/>with following contents:</text:p>
            <text:p/>
            <text:p><text:span text:style-name="T7">import java.io.IOException;</text:span><text:span text:style-name="T7"/></text:p>
            <text:p/>
            <text:p><text:span text:style-name="T7">public class Operations {</text:span><text:span text:style-name="T7"/></text:p>
            <text:p/>
            <text:p><text:span text:style-name="T7">public long returnFive() {</text:span><text:span text:style-name="T7"/></text:p>
            <text:p><text:span text:style-name="T7">return 5;</text:span><text:span text:style-name="T7"/></text:p>
            <text:p><text:span text:style-name="T7">}</text:span><text:span text:style-name="T7"/></text:p>
            <text:p/>
            <text:p><text:span text:style-name="T7">public long returnSum(long i, double d) {</text:span><text:span text:style-name="T7"/></text:p>
            <text:p><text:span text:style-name="T7">return (long) (i + d);</text:span><text:span text:style-name="T7"/></text:p>
            <text:p><text:span text:style-name="T7">}</text:span><text:span text:style-name="T7"/></text:p>
            <text:p/>
            <text:p><text:span text:style-name="T7">public void throwUncheckedException() {</text:span><text:span text:style-name="T7"/></text:p>
            <text:p><text:span text:style-name="T7">throw new RuntimeException("Runtime Exception in executed code");</text:span><text:span text:style-name="T7"/></text:p>
            <text:p><text:span text:style-name="T7">}</text:span><text:span text:style-name="T7"/></text:p>
            <text:p/>
            <text:p><text:span text:style-name="T7">public void throwCheckedException() throws IOException {</text:span><text:span text:style-name="T7"/></text:p>
            <text:p><text:span text:style-name="T7">throw new IOException("IOException in executed code");</text:span><text:span text:style-name="T7"/></text:p>
            <text:p><text:span text:style-name="T7">}</text:span><text:span text:style-name="T7"/></text:p>
            <text:p><text:span text:style-name="T7">}</text:span><text:span text:style-name="T7"/></text:p>
            <text:p/>
            <text:p><text:span text:style-name="T8">Right click on<text:s/></text:span><text:span text:style-name="T9">Staircase.sct</text:span><text:span text:style-name="T8">.</text:span><text:span text:style-name="T8"/></text:p>
            <text:p><text:span text:style-name="T8">In the context menu, select<text:s/></text:span><text:span text:style-name="T10">Run as... → Run Configurations</text:span><text:span text:style-name="T8">.</text:span><text:span text:style-name="T8"/></text:p>
            <text:p><text:span text:style-name="T8">In the Staircase run configuration, enter<text:s/></text:span><text:span text:style-name="T11">Operations</text:span><text:span text:style-name="T8"><text:s/>as operation class.</text:span><text:span text:style-name="T8"/></text:p>
            <text:p><text:span text:style-name="T8">Click<text:s/></text:span><text:span text:style-name="T10">Apply</text:span><text:span text:style-name="T8">.</text:span><text:span text:style-name="T8"/></text:p>
            <text:p><text:span text:style-name="T8">Click<text:s/></text:span><text:span text:style-name="T10">Close</text:span><text:span text:style-name="T8">.</text:span><text:span text:style-name="T8"/></text:p>
            <text:p/>
            <text:p><text:span text:style-name="T8">Open<text:s/></text:span><text:span text:style-name="T9">Staircase.sct</text:span><text:span text:style-name="T8"><text:s/>and add the following to the internal scope:</text:span><text:span text:style-name="T8"/></text:p>
            <text:p><text:span text:style-name="T11">operation returnFive():integer</text:span><text:span text:style-name="T11"/></text:p>
            <text:p><text:span text:style-name="T11">operation returnSum(param1 : integer, param2 : real ):integer</text:span><text:span text:style-name="T11"/></text:p>
            <text:p><text:span text:style-name="T11">operation throwUncheckedException(): void</text:span><text:span text:style-name="T11"/></text:p>
            <text:p><text:span text:style-name="T11">operation throwCheckedException():void</text:span><text:span text:style-name="T11"/></text:p>
            <text:p><text:span text:style-name="T11">operation unsupportedMethod():void</text:span><text:span text:style-name="T11"/></text:p>
            <text:p/>
          </table:table-cell>
          <table:table-cell office:value-type="string" table:style-name="ce18">
            <text:p>There are no error markers in the project. There are five warnings "Internal declaration is not used in statechart"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/>
        </table:table-row>
        <table:table-row table:style-name="ro41">
          <table:table-cell office:value-type="string" table:style-name="ce36">
            <text:p>T11.2</text:p>
          </table:table-cell>
          <table:table-cell office:value-type="string" table:style-name="ce16">
            <text:p>Calling a valid operation during statechat execution</text:p>
          </table:table-cell>
          <table:table-cell office:value-type="string" table:style-name="ce16">
            <text:p>T11.1</text:p>
          </table:table-cell>
          <table:table-cell office:value-type="string" table:style-name="ce18">
            <text:p>Open<text:s/><text:span text:style-name="T6">Staircase.sct</text:span>.</text:p>
            <text:p>Edit transition from<text:s/><text:span text:style-name="T6">LightOn</text:span><text:s/>to<text:s/><text:span text:style-name="T6">LightOff</text:span><text:s/>and change the expression to<text:s/><text:span text:style-name="T7">"after returnFive() s"</text:span>.</text:p>
            <text:p>Run simulation.</text:p>
            <text:p><text:span text:style-name="T1">Click<text:s/></text:span><text:span text:style-name="T6">keypress</text:span><text:span text:style-name="T1"><text:s/>to transition to state<text:s/></text:span><text:span text:style-name="T6">LightOn</text:span><text:span text:style-name="T1">.</text:span></text:p>
          </table:table-cell>
          <table:table-cell office:value-type="string" table:style-name="ce18">
            <text:p>After 5 seconds the state transitions from<text:s/><text:span text:style-name="T6">LightOn</text:span><text:s/>to<text:s/><text:span text:style-name="T6">LightOff</text:span>.</text:p>
          </table:table-cell>
          <table:table-cell office:value-type="string" table:style-name="ce19">
            <text:p>OPEN</text:p>
          </table:table-cell>
          <table:table-cell table:style-name="ce38"/>
          <table:table-cell table:number-columns-repeated="16377"/>
        </table:table-row>
        <table:table-row table:style-name="ro42">
          <table:table-cell office:value-type="string" table:style-name="ce36">
            <text:p>T11.3</text:p>
          </table:table-cell>
          <table:table-cell office:value-type="string" table:style-name="ce16">
            <text:p>CheckedException during execution</text:p>
          </table:table-cell>
          <table:table-cell office:value-type="string" table:style-name="ce16">
            <text:p>T11.1</text:p>
          </table:table-cell>
          <table:table-cell office:value-type="string" table:style-name="ce18">
            <text:p>Open<text:s/><text:span text:style-name="T6">Staircase.sct</text:span>.</text:p>
            <text:p>Edit state<text:s/><text:span text:style-name="T6">LightOn</text:span>.</text:p>
            <text:p>Change expression to<text:s/><text:span text:style-name="T7">"entry / throwCheckedException()"</text:span>.</text:p>
            <text:p>Run simulation.</text:p>
            <text:p>Click<text:s/><text:span text:style-name="T6">keypress</text:span><text:s/>to transition to state<text:s/><text:span text:style-name="T6">LightOn</text:span>.</text:p>
          </table:table-cell>
          <table:table-cell office:value-type="string" table:style-name="ce18">
            <text:p>A popup method informs the user that a IOException has occurred in the executed code and offers to relaunch or terminate the simulation.</text:p>
          </table:table-cell>
          <table:table-cell office:value-type="string" table:style-name="ce19">
            <text:p>OPEN</text:p>
          </table:table-cell>
          <table:table-cell table:style-name="ce38"/>
          <table:table-cell table:number-columns-repeated="16377"/>
        </table:table-row>
        <table:table-row table:style-name="ro42">
          <table:table-cell office:value-type="string" table:style-name="ce36">
            <text:p>T11.4</text:p>
          </table:table-cell>
          <table:table-cell office:value-type="string" table:style-name="ce16">
            <text:p>UncheckedException during execution</text:p>
          </table:table-cell>
          <table:table-cell office:value-type="string" table:style-name="ce16">
            <text:p>T11.1</text:p>
          </table:table-cell>
          <table:table-cell office:value-type="string" table:style-name="ce18">
            <text:p>Open<text:s/><text:span text:style-name="T6">Staircase.sct</text:span>.</text:p>
            <text:p>Edit state<text:s/><text:span text:style-name="T6">LightOn</text:span>.</text:p>
            <text:p>Change expression to<text:s/><text:span text:style-name="T7">"entry / throwUncheckedException()"</text:span>.</text:p>
            <text:p>Run simulation.</text:p>
            <text:p>Click<text:s/><text:span text:style-name="T6">keypress</text:span><text:s/>to transition to state<text:s/><text:span text:style-name="T6">LightOn</text:span>.</text:p>
          </table:table-cell>
          <table:table-cell office:value-type="string" table:style-name="ce18">
            <text:p>A popup method informs the user that a RuntimeException has occurred in the executed code and offers to relaunch or terminate the simulation.</text:p>
          </table:table-cell>
          <table:table-cell office:value-type="string" table:style-name="ce19">
            <text:p>OPEN</text:p>
          </table:table-cell>
          <table:table-cell table:style-name="ce38"/>
          <table:table-cell table:number-columns-repeated="16377"/>
        </table:table-row>
        <table:table-row table:style-name="ro43">
          <table:table-cell office:value-type="string" table:style-name="ce36">
            <text:p>T11.5</text:p>
          </table:table-cell>
          <table:table-cell office:value-type="string" table:style-name="ce16">
            <text:p>Calling invalid operation</text:p>
          </table:table-cell>
          <table:table-cell office:value-type="string" table:style-name="ce16">
            <text:p>T11.1</text:p>
          </table:table-cell>
          <table:table-cell office:value-type="string" table:style-name="ce18">
            <text:p>Open<text:s/><text:span text:style-name="T6">Staircase.sct</text:span>.</text:p>
            <text:p><text:span text:style-name="T1">Edit transition from<text:s/></text:span><text:span text:style-name="T6">LightOn</text:span><text:span text:style-name="T1"><text:s/>to<text:s/></text:span><text:span text:style-name="T6">LightOff</text:span><text:span text:style-name="T1"><text:s/>and change the expression to<text:s/></text:span><text:span text:style-name="T7">"after returnFive s"</text:span>, i.e. without the brackets.</text:p>
            <text:p><text:span text:style-name="T1">Run simulation.</text:span><text:span text:style-name="T1"/></text:p>
            <text:p><text:span text:style-name="T1">Click<text:s/></text:span><text:span text:style-name="T6">keypress</text:span><text:span text:style-name="T1"><text:s/>to transition to state<text:s/></text:span><text:span text:style-name="T6">LightOn</text:span><text:span text:style-name="T1">.</text:span></text:p>
          </table:table-cell>
          <table:table-cell office:value-type="string" table:style-name="ce18">
            <text:p>After 5 seconds the state transitions from<text:s/><text:span text:style-name="T6">LightOn</text:span><text:s/>to<text:s/><text:span text:style-name="T6">LightOff</text:span>.</text:p>
          </table:table-cell>
          <table:table-cell office:value-type="string" table:style-name="ce19">
            <text:p>OPEN</text:p>
          </table:table-cell>
          <table:table-cell table:style-name="ce38"/>
          <table:table-cell table:number-columns-repeated="16377"/>
        </table:table-row>
        <table:table-row table:style-name="ro44">
          <table:table-cell office:value-type="string" table:style-name="ce36">
            <text:p>T11.6</text:p>
          </table:table-cell>
          <table:table-cell office:value-type="string" table:style-name="ce16">
            <text:p>Calling another valid operation during statechat execution</text:p>
          </table:table-cell>
          <table:table-cell office:value-type="string" table:style-name="ce16">
            <text:p>T11.1</text:p>
          </table:table-cell>
          <table:table-cell office:value-type="string" table:style-name="ce18">
            <text:p>Open<text:s/><text:span text:style-name="T6">Staircase.sct</text:span>.</text:p>
            <text:p><text:span text:style-name="T1">Edit transition from<text:s/></text:span><text:span text:style-name="T6">LightOn</text:span><text:span text:style-name="T1"><text:s/>to<text:s/></text:span><text:span text:style-name="T6">LightOff</text:span><text:span text:style-name="T1"><text:s/>and change the expression to<text:s/></text:span><text:span text:style-name="T7">"after returnSum(1, 4.1) s"</text:span><text:span text:style-name="T1">.</text:span><text:span text:style-name="T1"/></text:p>
            <text:p><text:span text:style-name="T1">Run simulation.</text:span><text:span text:style-name="T1"/></text:p>
            <text:p><text:span text:style-name="T1">Click<text:s/></text:span><text:span text:style-name="T6">keypress</text:span><text:span text:style-name="T1"><text:s/>to transition to state<text:s/></text:span><text:span text:style-name="T6">LightOn</text:span><text:span text:style-name="T1">.</text:span></text:p>
          </table:table-cell>
          <table:table-cell office:value-type="string" table:style-name="ce18">
            <text:p>After 5 seconds the state transitions from<text:s/><text:span text:style-name="T6">LightOn</text:span><text:s/>to<text:s/><text:span text:style-name="T6">LightOff</text:span>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number-rows-repeated="1048555" table:style-name="ro1">
          <table:table-cell table:number-columns-repeated="16384"/>
        </table:table-row>
      </table:table>
      <table:table table:name="Yakindu_SCT_Testcase_12_-_Refac" table:style-name="ta1">
        <table:table-column table:style-name="co28" table:default-cell-style-name="ce1"/>
        <table:table-column table:style-name="co32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0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45">
          <table:table-cell office:value-type="string" table:style-name="ce34">
            <text:p>T12.1</text:p>
          </table:table-cell>
          <table:table-cell office:value-type="string" table:style-name="ce16">
            <text:p>Group states into composite</text:p>
          </table:table-cell>
          <table:table-cell office:value-type="string" table:style-name="ce34">
            <text:p>T2.9</text:p>
          </table:table-cell>
          <table:table-cell office:value-type="string" table:style-name="ce18">
            <text:p>Select all states.</text:p>
            <text:p>Right click on a state, then select<text:s/><text:span text:style-name="T2">Refactor → Group States Into Composite</text:span>.</text:p>
            <text:p>Rename the new composite state to<text:s/><text:span text:style-name="T6">LightSwitch</text:span>.</text:p>
          </table:table-cell>
          <table:table-cell office:value-type="string" table:style-name="ce18">
            <text:p><text:span text:style-name="T1">No errors occur.</text:span><text:span text:style-name="T1"/></text:p>
            <text:p><text:span text:style-name="T1"/></text:p>
            <text:p>The states are wrapped in a compostite state named<text:s/><text:span text:style-name="T6">LightSwitch</text:span>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46">
          <table:table-cell office:value-type="string" table:style-name="ce34">
            <text:p>T12.1.1</text:p>
          </table:table-cell>
          <table:table-cell office:value-type="string" table:style-name="ce16">
            <text:p>Simulate</text:p>
          </table:table-cell>
          <table:table-cell office:value-type="string" table:style-name="ce34">
            <text:p>T12.1</text:p>
          </table:table-cell>
          <table:table-cell office:value-type="string" table:style-name="ce18">
            <text:p>Run simulation.</text:p>
          </table:table-cell>
          <table:table-cell office:value-type="string" table:style-name="ce18">
            <text:p>The behavior of the refactored model is equivalent to its behavior before refactoring. The composite state<text:s/><text:span text:style-name="T6">LightSwitch</text:span><text:s/>is highlighted in red (active)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47">
          <table:table-cell office:value-type="string" table:style-name="ce16">
            <text:p>T12.2</text:p>
          </table:table-cell>
          <table:table-cell office:value-type="string" table:style-name="ce16">
            <text:p>Extract subdiagram</text:p>
          </table:table-cell>
          <table:table-cell office:value-type="string" table:style-name="ce16">
            <text:p>T12.1.1</text:p>
          </table:table-cell>
          <table:table-cell office:value-type="string" table:style-name="ce18">
            <text:p>Select composite state<text:s/><text:span text:style-name="T6">LightSwitch</text:span>.</text:p>
            <text:p>Right click, then select<text:s/><text:span text:style-name="T2">Refactor → Extract Subdiagram</text:span>.</text:p>
            <text:p/>
            <text:p/>
            <text:p/>
            <text:p/>
            <text:p>Hover over the subdiagram decorator in the lower right corner of the<text:s/><text:span text:style-name="T6">LightSwitch</text:span><text:s/>state.</text:p>
            <text:p/>
            <text:p>Click on the subdiagram decorator.</text:p>
          </table:table-cell>
          <table:table-cell office:value-type="string" table:style-name="ce18">
            <text:p>No errors occur.</text:p>
            <text:p/>
            <text:p>Subdiagram extraction leads to a normal-looking<text:s/><text:span text:style-name="T6">LightSwitch</text:span><text:s/>state, but with a subdiagram decorator in the lower left of state's box.</text:p>
            <text:p/>
            <text:p>Hovering over that decorator shows a preview image of the subdiagram.</text:p>
            <text:p/>
            <text:p>Clicking the decorator opens the subdiagram in a new editor tab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34">
            <text:p>T12.2.1</text:p>
          </table:table-cell>
          <table:table-cell office:value-type="string" table:style-name="ce16">
            <text:p>Simulate</text:p>
          </table:table-cell>
          <table:table-cell office:value-type="string" table:style-name="ce34">
            <text:p>T12.2</text:p>
          </table:table-cell>
          <table:table-cell office:value-type="string" table:style-name="ce18">
            <text:p>Run simulation.</text:p>
          </table:table-cell>
          <table:table-cell office:value-type="string" table:style-name="ce18">
            <text:p>The behavior of the refactored model is equivalent to its behavior before refactoring. The state<text:s/><text:span text:style-name="T6">LightSwitch</text:span><text:s/>state is highlighted in red. Transitions between<text:s/><text:span text:style-name="T6">LightOff</text:span><text:s/>and<text:s/><text:span text:style-name="T6">LightOn</text:span><text:s/>can be observed in the new editor tab mentioned in T12.2.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48">
          <table:table-cell office:value-type="string" table:style-name="ce16">
            <text:p>T12.3</text:p>
          </table:table-cell>
          <table:table-cell office:value-type="string" table:style-name="ce16">
            <text:p>Inline subdiagram</text:p>
          </table:table-cell>
          <table:table-cell office:value-type="string" table:style-name="ce16">
            <text:p>T12.2.1</text:p>
          </table:table-cell>
          <table:table-cell office:value-type="string" table:style-name="ce18">
            <text:p>Select the<text:s/><text:span text:style-name="T6">LightSwitch</text:span><text:s/>state.</text:p>
            <text:p>Right click, then select<text:s/><text:span text:style-name="T2">Refactor → Inline Subdiagram</text:span>.</text:p>
          </table:table-cell>
          <table:table-cell office:value-type="string" table:style-name="ce18">
            <text:p>See T12.1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7">
          <table:table-cell office:value-type="string" table:style-name="ce34">
            <text:p>T12.3.1</text:p>
          </table:table-cell>
          <table:table-cell office:value-type="string" table:style-name="ce16">
            <text:p>Simulate</text:p>
          </table:table-cell>
          <table:table-cell office:value-type="string" table:style-name="ce34">
            <text:p>T12.3</text:p>
          </table:table-cell>
          <table:table-cell office:value-type="string" table:style-name="ce18">
            <text:p>Run simulation</text:p>
          </table:table-cell>
          <table:table-cell office:value-type="string" table:style-name="ce18">
            <text:p>Behavior should be the same as before re-factoring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49">
          <table:table-cell office:value-type="string" table:style-name="ce16">
            <text:p>T12.4</text:p>
          </table:table-cell>
          <table:table-cell office:value-type="string" table:style-name="ce16">
            <text:p>Toggle alignment</text:p>
          </table:table-cell>
          <table:table-cell table:style-name="ce16"/>
          <table:table-cell office:value-type="string" table:style-name="ce18">
            <text:p>Create a new statechart model.</text:p>
            <text:p>Delete the state that has been created.</text:p>
            <text:p>Add an orthogonal state (see the palette on the right).</text:p>
            <text:p>Ignore any errors.</text:p>
            <text:p>Right-click on the state and select<text:s/><text:span text:style-name="T6">Toggle Subregion Alignment</text:span><text:s/>in the shown context menu.</text:p>
            <text:p>Repeat the last action.</text:p>
          </table:table-cell>
          <table:table-cell office:value-type="string" table:style-name="ce18">
            <text:p>An orthogonal state without a name is added to the statechart.</text:p>
            <text:p/>
            <text:p>Its subregions<text:s/><text:span text:style-name="T6">r1</text:span><text:s/>and<text:s/><text:span text:style-name="T6">r2</text:span><text:s/>are horizontally aligned.</text:p>
            <text:p/>
            <text:p>Toggling the subregion alignment toggles between horizontal and vertical alignment of the subregio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16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65484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83040" table:style-name="ro1">
          <table:table-cell table:number-columns-repeated="16384"/>
        </table:table-row>
      </table:table>
      <table:table table:name="Yakindu_SCT_Testcase_13_-_State" table:style-name="ta1">
        <table:table-column table:style-name="co28" table:default-cell-style-name="ce1"/>
        <table:table-column table:style-name="co13" table:default-cell-style-name="ce1"/>
        <table:table-column table:style-name="co7" table:default-cell-style-name="ce4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99];&quot;FAILED&quot;)=0;IF(COUNTIF([.F16:.F99];&quot;SUCCEDED&quot;) = COUNTIF([.F16:.F98];&quot;.*&quot;); &quot;Complete&quot;; &quot;Incomplete: &quot; &amp; COUNTIF([.F16:.F95];&quot;OPEN&quot;) &amp; &quot; of &quot; &amp; COUNTIF([.F16:.F95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96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5-19T00:00:00" table:formula="of:=[Yakindu_SCT_Test_Report_Setup.$B1]" table:style-name="ce3">
            <text:p>2016-05-1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-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:</text:p>
          </table:table-cell>
          <table:table-cell office:value-type="string" office:string-value="SCT 2.6" table:formula="of:=[Yakindu_SCT_Test_Report_Setup.B14]" table:style-name="ce10">
            <text:p>SCT 2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:</text:p>
          </table:table-cell>
          <table:table-cell office:value-type="string" office:string-value="Mars (4.5.2)" table:formula="of:=[Yakindu_SCT_Test_Report_Setup.B15]" table:style-name="ce10">
            <text:p>Mars (4.5.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50">
          <table:table-cell office:value-type="string" table:style-name="ce41">
            <text:p>T13.1</text:p>
          </table:table-cell>
          <table:table-cell office:value-type="string" table:style-name="ce16">
            <text:p>State templates available</text:p>
          </table:table-cell>
          <table:table-cell office:value-type="string" table:style-name="ce34">
            <text:p>T2.9</text:p>
          </table:table-cell>
          <table:table-cell office:value-type="string" table:style-name="ce18">
            <text:p>Select a state.</text:p>
            <text:p>Press<text:s/><text:span text:style-name="T2">[Ctrl+Space]</text:span>.</text:p>
          </table:table-cell>
          <table:table-cell office:value-type="string" table:style-name="ce18">
            <text:p>The following proposals are shown in a drop-down menu:</text:p>
            <text:p><text:span text:style-name="T7">Add subregion</text:span><text:span text:style-name="T7"/></text:p>
            <text:p><text:span text:style-name="T7">Add outgoing state</text:span><text:span text:style-name="T7"/></text:p>
            <text:p/>
            <text:p>For each keyword proposal a corresponding documentation popup window opens when the respective keyword is clicked.</text:p>
            <text:p/>
            <text:p>A completion window should appear with the following entries: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25">
          <table:table-cell office:value-type="string" table:style-name="ce34">
            <text:p>T13.2</text:p>
          </table:table-cell>
          <table:table-cell office:value-type="string" table:style-name="ce16">
            <text:p>Add composite behaviour</text:p>
          </table:table-cell>
          <table:table-cell office:value-type="string" table:style-name="ce34">
            <text:p>T13.1</text:p>
          </table:table-cell>
          <table:table-cell office:value-type="string" table:style-name="ce18">
            <text:p>Select<text:s/><text:span text:style-name="T6">Add subregion</text:span>.</text:p>
          </table:table-cell>
          <table:table-cell office:value-type="string" table:style-name="ce18">
            <text:p>A subregion should be added to the selected state with an entry, a transition and a substate. The states bounds should enlarge so that the whole content is shown</text:p>
          </table:table-cell>
          <table:table-cell office:value-type="string" table:style-name="ce19">
            <text:p>OPEN</text:p>
          </table:table-cell>
          <table:table-cell table:style-name="ce36"/>
          <table:table-cell table:number-columns-repeated="16377" table:style-name="ce35"/>
        </table:table-row>
        <table:table-row table:style-name="ro17">
          <table:table-cell office:value-type="string" table:style-name="ce16">
            <text:p>T13.3</text:p>
          </table:table-cell>
          <table:table-cell office:value-type="string" table:style-name="ce16">
            <text:p>Add orthogonal behavior</text:p>
          </table:table-cell>
          <table:table-cell office:value-type="string" table:style-name="ce34">
            <text:p>T13.1</text:p>
          </table:table-cell>
          <table:table-cell office:value-type="string" table:style-name="ce18">
            <text:p>Select<text:s/><text:span text:style-name="T6">Add outgoing state</text:span>.</text:p>
          </table:table-cell>
          <table:table-cell office:value-type="string" table:style-name="ce18">
            <text:p>A new state should be added. A transition should be drawn from the selected state to the new state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15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65484" table:style-name="ro1">
          <table:table-cell table:number-columns-repeated="16384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9830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" svg:font-family="Courier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Complete" style:family="table-cell" style:data-style-name="N0">
      <style:table-cell-properties style:vertical-align="automatic" fo:background-color="transparent"/>
      <style:text-properties fo:color="#008000"/>
    </style:style>
    <style:style style:name="ERRORS" style:family="table-cell" style:data-style-name="N0">
      <style:table-cell-properties style:vertical-align="automatic" fo:background-color="transparent"/>
      <style:text-properties fo:color="#FF0000"/>
    </style:style>
    <style:style style:name="FAILED" style:family="table-cell" style:data-style-name="N0">
      <style:table-cell-properties style:vertical-align="top" fo:background-color="#FF0000" style:repeat-content="false"/>
      <style:paragraph-properties fo:text-align="start" fo:margin-left="0cm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mplete" style:family="table-cell" style:data-style-name="N0">
      <style:table-cell-properties style:vertical-align="automatic" fo:background-color="transparent"/>
      <style:text-properties fo:color="#FF950E"/>
    </style:style>
    <style:style style:name="Not_32_Applicable" style:display-name="Not Applicable" style:family="table-cell" style:data-style-name="N0">
      <style:table-cell-properties style:vertical-align="top" fo:background-color="#00FFFF" style:repeat-content="false"/>
      <style:paragraph-properties fo:text-align="start" fo:margin-left="0cm"/>
    </style:style>
    <style:style style:name="OPEN" style:family="table-cell" style:data-style-name="N0">
      <style:table-cell-properties style:vertical-align="top" fo:background-color="#FFFF00" style:repeat-content="false"/>
      <style:paragraph-properties fo:text-align="start" fo:margin-left="0cm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SUCCEDED" style:family="table-cell" style:data-style-name="N0">
      <style:table-cell-properties style:vertical-align="top" fo:background-color="#008000" style:repeat-content="false"/>
      <style:paragraph-properties fo:text-align="start" fo:margin-left="0cm"/>
    </style:style>
    <style:style style:name="cf1" style:family="table-cell">
      <style:table-cell-properties fo:background-color="transparent"/>
      <style:text-properties fo:color="#008000"/>
    </style:style>
    <style:style style:name="cf2" style:family="table-cell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us Mühlbrandt</meta:initial-creator>
    <dc:creator>Johannes Dicks</dc:creator>
    <meta:creation-date>2012-01-13T15:08:34Z</meta:creation-date>
    <dc:date>2016-05-19T13:08:22Z</dc:date>
    <meta:print-date>2012-12-17T08:14:54Z</meta:print-date>
    <meta:editing-cycles>340</meta:editing-cycles>
    <meta:editing-duration>PT0S</meta:editing-duration>
  </office:meta>
</office:document-meta>
</file>